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0.0326in" style:rel-column-width="306*"/>
    </style:style>
    <style:style style:name="Table1.B" style:family="table-column">
      <style:table-column-properties style:column-width="6.8924in" style:rel-column-width="65228*"/>
    </style:style>
    <style:style style:name="Table1.B1" style:family="table-cell">
      <style:table-cell-properties style:vertical-align="middle"/>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9028in"/>
    </style:style>
    <style:style style:name="Table2.C" style:family="table-column">
      <style:table-column-properties style:column-width="0.6646in"/>
    </style:style>
    <style:style style:name="Table2.D" style:family="table-column">
      <style:table-column-properties style:column-width="0.9486in"/>
    </style:style>
    <style:style style:name="Table2.E" style:family="table-column">
      <style:table-column-properties style:column-width="0.9493in"/>
    </style:style>
    <style:style style:name="Table2.G" style:family="table-column">
      <style:table-column-properties style:column-width="0.9507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3b96c1"/>
    </style:style>
    <style:style style:name="P2" style:family="paragraph" style:parent-style-name="Text_20_body">
      <style:text-properties officeooo:rsid="000d512f" officeooo:paragraph-rsid="000d512f"/>
    </style:style>
    <style:style style:name="P3" style:family="paragraph" style:parent-style-name="Text_20_body">
      <style:text-properties officeooo:paragraph-rsid="000d512f"/>
    </style:style>
    <style:style style:name="P4" style:family="paragraph" style:parent-style-name="Text_20_body">
      <style:text-properties officeooo:rsid="000d84a0" officeooo:paragraph-rsid="000d84a0"/>
    </style:style>
    <style:style style:name="P5" style:family="paragraph" style:parent-style-name="Text_20_body">
      <style:text-properties officeooo:paragraph-rsid="001158b4"/>
    </style:style>
    <style:style style:name="P6" style:family="paragraph" style:parent-style-name="Text_20_body">
      <style:text-properties officeooo:rsid="0013fd26" officeooo:paragraph-rsid="0013fd26"/>
    </style:style>
    <style:style style:name="P7" style:family="paragraph" style:parent-style-name="Text_20_body">
      <style:text-properties fo:font-size="11pt" officeooo:rsid="0013008f" officeooo:paragraph-rsid="0013008f" style:font-size-asian="11pt" style:font-size-complex="11pt"/>
    </style:style>
    <style:style style:name="P8" style:family="paragraph" style:parent-style-name="Text_20_body">
      <style:text-properties fo:font-size="11pt" officeooo:rsid="001158b4" officeooo:paragraph-rsid="001158b4" style:font-size-asian="11pt" style:font-size-complex="11pt"/>
    </style:style>
    <style:style style:name="P9" style:family="paragraph" style:parent-style-name="Text_20_body">
      <style:text-properties officeooo:paragraph-rsid="0013fd26"/>
    </style:style>
    <style:style style:name="P10" style:family="paragraph" style:parent-style-name="Text_20_body">
      <style:text-properties officeooo:paragraph-rsid="00152a59"/>
    </style:style>
    <style:style style:name="P11" style:family="paragraph" style:parent-style-name="Text_20_body">
      <style:text-properties officeooo:paragraph-rsid="00180d9c"/>
    </style:style>
    <style:style style:name="P12" style:family="paragraph" style:parent-style-name="Text_20_body">
      <style:text-properties officeooo:rsid="00180d9c" officeooo:paragraph-rsid="00180d9c"/>
    </style:style>
    <style:style style:name="P13" style:family="paragraph" style:parent-style-name="Text_20_body">
      <style:text-properties officeooo:rsid="001a6211" officeooo:paragraph-rsid="001a6211"/>
    </style:style>
    <style:style style:name="P14" style:family="paragraph" style:parent-style-name="Text_20_body">
      <style:text-properties officeooo:rsid="001c5c82" officeooo:paragraph-rsid="001e4780"/>
    </style:style>
    <style:style style:name="P15" style:family="paragraph" style:parent-style-name="Text_20_body">
      <style:text-properties officeooo:rsid="001c5c82" officeooo:paragraph-rsid="0020aa78"/>
    </style:style>
    <style:style style:name="P16" style:family="paragraph" style:parent-style-name="Text_20_body">
      <style:text-properties officeooo:rsid="00265e13" officeooo:paragraph-rsid="00265e13"/>
    </style:style>
    <style:style style:name="P17" style:family="paragraph" style:parent-style-name="Text_20_body">
      <style:text-properties officeooo:paragraph-rsid="00280b48"/>
    </style:style>
    <style:style style:name="P18" style:family="paragraph" style:parent-style-name="Text_20_body">
      <style:text-properties officeooo:rsid="00280b48" officeooo:paragraph-rsid="00280b48"/>
    </style:style>
    <style:style style:name="P19" style:family="paragraph" style:parent-style-name="Text_20_body">
      <style:text-properties officeooo:rsid="0029980e" officeooo:paragraph-rsid="0029980e"/>
    </style:style>
    <style:style style:name="P20" style:family="paragraph" style:parent-style-name="Text_20_body">
      <style:text-properties officeooo:paragraph-rsid="002c6211"/>
    </style:style>
    <style:style style:name="P21" style:family="paragraph" style:parent-style-name="Text_20_body">
      <style:text-properties officeooo:rsid="002c6211" officeooo:paragraph-rsid="002c6211"/>
    </style:style>
    <style:style style:name="P22" style:family="paragraph" style:parent-style-name="Text_20_body">
      <style:text-properties officeooo:rsid="002d25a6" officeooo:paragraph-rsid="002d25a6"/>
    </style:style>
    <style:style style:name="P23" style:family="paragraph" style:parent-style-name="Text_20_body">
      <style:text-properties officeooo:rsid="00300890" officeooo:paragraph-rsid="00300890"/>
    </style:style>
    <style:style style:name="P24" style:family="paragraph" style:parent-style-name="Text_20_body">
      <style:text-properties officeooo:rsid="00315731" officeooo:paragraph-rsid="00315731"/>
    </style:style>
    <style:style style:name="P25" style:family="paragraph" style:parent-style-name="Text_20_body">
      <style:text-properties officeooo:rsid="00336b62" officeooo:paragraph-rsid="00336b62"/>
    </style:style>
    <style:style style:name="P26" style:family="paragraph" style:parent-style-name="Text_20_body">
      <style:text-properties officeooo:rsid="00343532" officeooo:paragraph-rsid="00343532"/>
    </style:style>
    <style:style style:name="P27" style:family="paragraph" style:parent-style-name="Text_20_body">
      <style:text-properties fo:background-color="#ffff00"/>
    </style:style>
    <style:style style:name="P28" style:family="paragraph" style:parent-style-name="Text_20_body">
      <style:text-properties officeooo:rsid="0034f54a" officeooo:paragraph-rsid="0034f54a" fo:background-color="#ffff00"/>
    </style:style>
    <style:style style:name="P29" style:family="paragraph" style:parent-style-name="Text_20_body">
      <style:text-properties officeooo:rsid="002e3584" officeooo:paragraph-rsid="002e3584" fo:background-color="#ffff00"/>
    </style:style>
    <style:style style:name="P30" style:family="paragraph" style:parent-style-name="Preformatted_20_Text">
      <style:paragraph-properties fo:margin-top="0in" fo:margin-bottom="0.1965in" loext:contextual-spacing="false"/>
    </style:style>
    <style:style style:name="P31" style:family="paragraph" style:parent-style-name="Preformatted_20_Text">
      <style:paragraph-properties fo:margin-top="0in" fo:margin-bottom="0.1965in" loext:contextual-spacing="false"/>
      <style:text-properties officeooo:paragraph-rsid="00152a59"/>
    </style:style>
    <style:style style:name="P32" style:family="paragraph" style:parent-style-name="Preformatted_20_Text">
      <style:paragraph-properties fo:margin-top="0in" fo:margin-bottom="0.1965in" loext:contextual-spacing="false"/>
      <style:text-properties fo:font-style="italic"/>
    </style:style>
    <style:style style:name="P33" style:family="paragraph" style:parent-style-name="Text_20_body">
      <style:paragraph-properties fo:margin-top="0in" fo:margin-bottom="0.1965in" loext:contextual-spacing="false"/>
    </style:style>
    <style:style style:name="P34" style:family="paragraph" style:parent-style-name="Table_20_Contents">
      <style:text-properties fo:font-size="2pt" style:font-size-asian="2pt" style:font-size-complex="2pt"/>
    </style:style>
    <style:style style:name="P35" style:family="paragraph" style:parent-style-name="Table_20_Contents">
      <style:text-properties officeooo:rsid="002c6211" officeooo:paragraph-rsid="002c7ae0" fo:background-color="#99ff66"/>
    </style:style>
    <style:style style:name="P36" style:family="paragraph" style:parent-style-name="Table_20_Contents">
      <style:text-properties officeooo:rsid="002c6211" officeooo:paragraph-rsid="002c6211" fo:background-color="#99ff66"/>
    </style:style>
    <style:style style:name="P37" style:family="paragraph" style:parent-style-name="Table_20_Contents">
      <style:text-properties officeooo:rsid="002c7ae0" officeooo:paragraph-rsid="002c7ae0" fo:background-color="#99ff66"/>
    </style:style>
    <style:style style:name="P38" style:family="paragraph" style:parent-style-name="Table_20_Contents">
      <style:text-properties officeooo:rsid="002c7ae0" officeooo:paragraph-rsid="002c7ae0"/>
    </style:style>
    <style:style style:name="P39" style:family="paragraph" style:parent-style-name="Table_20_Contents">
      <style:text-properties officeooo:rsid="002c7ae0" officeooo:paragraph-rsid="002c7ae0" fo:background-color="#66ffff"/>
    </style:style>
    <style:style style:name="P40" style:family="paragraph" style:parent-style-name="Table_20_Contents">
      <style:text-properties officeooo:rsid="002c7ae0" officeooo:paragraph-rsid="002c7ae0" fo:background-color="#00ffff"/>
    </style:style>
    <style:style style:name="P41" style:family="paragraph" style:parent-style-name="Table_20_Contents">
      <style:text-properties officeooo:rsid="002c85df" officeooo:paragraph-rsid="002c85df"/>
    </style:style>
    <style:style style:name="P42" style:family="paragraph" style:parent-style-name="Table_20_Contents">
      <style:text-properties officeooo:rsid="002c7ae0" officeooo:paragraph-rsid="002c7ae0" fo:background-color="#9900ff"/>
    </style:style>
    <style:style style:name="P43" style:family="paragraph" style:parent-style-name="Preformatted_20_Text">
      <style:text-properties officeooo:paragraph-rsid="001158b4"/>
    </style:style>
    <style:style style:name="P44" style:family="paragraph" style:parent-style-name="Preformatted_20_Text">
      <style:text-properties officeooo:rsid="00152a59" officeooo:paragraph-rsid="00152a59"/>
    </style:style>
    <style:style style:name="P45" style:family="paragraph" style:parent-style-name="Preformatted_20_Text">
      <style:text-properties officeooo:paragraph-rsid="001c5c82"/>
    </style:style>
    <style:style style:name="P46" style:family="paragraph" style:parent-style-name="Preformatted_20_Text">
      <style:text-properties fo:font-weight="bold" officeooo:paragraph-rsid="001c5c82"/>
    </style:style>
    <style:style style:name="P47" style:family="paragraph" style:parent-style-name="Text_20_body">
      <style:text-properties officeooo:rsid="003b96c1" officeooo:paragraph-rsid="003b96c1"/>
    </style:style>
    <style:style style:name="P48" style:family="paragraph" style:parent-style-name="Text_20_body">
      <style:text-properties officeooo:paragraph-rsid="003b96c1"/>
    </style:style>
    <style:style style:name="T1" style:family="text">
      <style:text-properties fo:background-color="#ffff00" loext:char-shading-value="0"/>
    </style:style>
    <style:style style:name="T2" style:family="text">
      <style:text-properties officeooo:rsid="000d512f"/>
    </style:style>
    <style:style style:name="T3" style:family="text">
      <style:text-properties fo:font-style="italic"/>
    </style:style>
    <style:style style:name="T4" style:family="text">
      <style:text-properties fo:font-style="italic" fo:font-weight="bold"/>
    </style:style>
    <style:style style:name="T5" style:family="text">
      <style:text-properties officeooo:rsid="0013fd26"/>
    </style:style>
    <style:style style:name="T6" style:family="text">
      <style:text-properties officeooo:rsid="00152a59"/>
    </style:style>
    <style:style style:name="T7" style:family="text">
      <style:text-properties fo:font-weight="bold"/>
    </style:style>
    <style:style style:name="T8" style:family="text">
      <style:text-properties officeooo:rsid="00180d9c"/>
    </style:style>
    <style:style style:name="T9" style:family="text">
      <style:text-properties officeooo:rsid="001c5c82"/>
    </style:style>
    <style:style style:name="T10" style:family="text">
      <style:text-properties officeooo:rsid="001e4780"/>
    </style:style>
    <style:style style:name="T11" style:family="text">
      <style:text-properties officeooo:rsid="00233725"/>
    </style:style>
    <style:style style:name="T12" style:family="text">
      <style:text-properties officeooo:rsid="00280b48"/>
    </style:style>
    <style:style style:name="T13" style:family="text">
      <style:text-properties officeooo:rsid="002c6211"/>
    </style:style>
    <style:style style:name="T14" style:family="text">
      <style:text-properties fo:background-color="#009900" loext:char-shading-value="0"/>
    </style:style>
    <style:style style:name="T15" style:family="text">
      <style:text-properties officeooo:rsid="002c7ae0"/>
    </style:style>
    <style:style style:name="T16" style:family="text">
      <style:text-properties officeooo:rsid="002f39ec"/>
    </style:style>
    <style:style style:name="T17" style:family="text">
      <style:text-properties officeooo:rsid="00336b62"/>
    </style:style>
    <style:style style:name="T18" style:family="text">
      <style:text-properties officeooo:rsid="0034f54a"/>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tracked-changes>
        <text:changed-region xml:id="ct182309824" text:id="ct182309824">
          <text:format-change>
            <office:change-info>
              <dc:creator>Unknown Author</dc:creator>
              <dc:date>2017-02-04T21:26:00</dc:date>
            </office:change-info>
          </text:format-change>
        </text:changed-region>
        <text:changed-region xml:id="ct182311760" text:id="ct182311760">
          <text:format-change>
            <office:change-info>
              <dc:creator>Unknown Author</dc:creator>
              <dc:date>2017-02-04T21:26:00</dc:date>
            </office:change-info>
          </text:format-change>
        </text:changed-region>
        <text:changed-region xml:id="ct182309232" text:id="ct182309232">
          <text:insertion>
            <office:change-info>
              <dc:creator>Unknown Author</dc:creator>
              <dc:date>2017-02-04T21:30:00</dc:date>
            </office:change-info>
          </text:insertion>
        </text:changed-region>
        <text:changed-region xml:id="ct182305808" text:id="ct182305808">
          <text:insertion>
            <office:change-info>
              <dc:creator>Unknown Author</dc:creator>
              <dc:date>2017-02-04T21:26:00</dc:date>
            </office:change-info>
          </text:insertion>
        </text:changed-region>
        <text:changed-region xml:id="ct182308656" text:id="ct182308656">
          <text:insertion>
            <office:change-info>
              <dc:creator>Unknown Author</dc:creator>
              <dc:date>2017-02-04T21:27:00</dc:date>
            </office:change-info>
          </text:insertion>
        </text:changed-region>
        <text:changed-region xml:id="ct182306480" text:id="ct182306480">
          <text:insertion>
            <office:change-info>
              <dc:creator>Unknown Author</dc:creator>
              <dc:date>2017-02-04T21:30:00</dc:date>
            </office:change-info>
          </text:insertion>
        </text:changed-region>
        <text:changed-region xml:id="ct182310400" text:id="ct182310400">
          <text:insertion>
            <office:change-info>
              <dc:creator>Unknown Author</dc:creator>
              <dc:date>2017-02-04T21:31:00</dc:date>
            </office:change-info>
          </text:insertion>
        </text:changed-region>
        <text:changed-region xml:id="ct182317152" text:id="ct182317152">
          <text:insertion>
            <office:change-info>
              <dc:creator>Unknown Author</dc:creator>
              <dc:date>2017-02-04T21:31:00</dc:date>
            </office:change-info>
          </text:insertion>
        </text:changed-region>
        <text:changed-region xml:id="ct182323040" text:id="ct182323040">
          <text:format-change>
            <office:change-info>
              <dc:creator>Unknown Author</dc:creator>
              <dc:date>2017-02-04T21:32:00</dc:date>
            </office:change-info>
          </text:format-change>
        </text:changed-region>
        <text:changed-region xml:id="ct182315040" text:id="ct182315040">
          <text:format-change>
            <office:change-info>
              <dc:creator>Unknown Author</dc:creator>
              <dc:date>2017-02-04T21:32:00</dc:date>
            </office:change-info>
          </text:format-change>
        </text:changed-region>
        <text:changed-region xml:id="ct182325440" text:id="ct182325440">
          <text:format-change>
            <office:change-info>
              <dc:creator>Unknown Author</dc:creator>
              <dc:date>2017-02-04T21:32:00</dc:date>
            </office:change-info>
          </text:format-change>
        </text:changed-region>
        <text:changed-region xml:id="ct181903856" text:id="ct181903856">
          <text:insertion>
            <office:change-info>
              <dc:creator>Unknown Author</dc:creator>
              <dc:date>2017-02-04T21:32:00</dc:date>
            </office:change-info>
          </text:insertion>
        </text:changed-region>
        <text:changed-region xml:id="ct182326224" text:id="ct182326224">
          <text:insertion>
            <office:change-info>
              <dc:creator>Unknown Author</dc:creator>
              <dc:date>2017-02-04T21:33:00</dc:date>
            </office:change-info>
          </text:insertion>
        </text:changed-region>
        <text:changed-region xml:id="ct182298608" text:id="ct182298608">
          <text:insertion>
            <office:change-info>
              <dc:creator>Unknown Author</dc:creator>
              <dc:date>2017-02-04T21:34:00</dc:date>
            </office:change-info>
          </text:insertion>
        </text:changed-region>
        <text:changed-region xml:id="ct182326736" text:id="ct182326736">
          <text:insertion>
            <office:change-info>
              <dc:creator>Unknown Author</dc:creator>
              <dc:date>2017-02-04T21:37:00</dc:date>
            </office:change-info>
          </text:insertion>
        </text:changed-region>
        <text:changed-region xml:id="ct182389232" text:id="ct182389232">
          <text:insertion>
            <office:change-info>
              <dc:creator>Unknown Author</dc:creator>
              <dc:date>2017-02-04T21:34:00</dc:date>
            </office:change-info>
          </text:insertion>
        </text:changed-region>
        <text:changed-region xml:id="ct182390048" text:id="ct182390048">
          <text:insertion>
            <office:change-info>
              <dc:creator>Unknown Author</dc:creator>
              <dc:date>2017-02-04T21:40:00</dc:date>
            </office:change-info>
          </text:insertion>
        </text:changed-region>
        <text:changed-region xml:id="ct182391024" text:id="ct182391024">
          <text:insertion>
            <office:change-info>
              <dc:creator>Unknown Author</dc:creator>
              <dc:date>2017-02-04T21:34:00</dc:date>
            </office:change-info>
          </text:insertion>
        </text:changed-region>
        <text:changed-region xml:id="ct182411360" text:id="ct182411360">
          <text:insertion>
            <office:change-info>
              <dc:creator>Unknown Author</dc:creator>
              <dc:date>2017-02-14T17:48:00</dc:date>
            </office:change-info>
          </text:insertion>
        </text:changed-region>
        <text:changed-region xml:id="ct182412608" text:id="ct182412608">
          <text:format-change>
            <office:change-info>
              <dc:creator>Unknown Author</dc:creator>
              <dc:date>2017-02-14T17:59:00</dc:date>
            </office:change-info>
          </text:format-change>
        </text:changed-region>
        <text:changed-region xml:id="ct182425152" text:id="ct182425152">
          <text:insertion>
            <office:change-info>
              <dc:creator>Unknown Author</dc:creator>
              <dc:date>2017-02-14T17:50:00</dc:date>
            </office:change-info>
          </text:insertion>
        </text:changed-region>
        <text:changed-region xml:id="ct182428672" text:id="ct182428672">
          <text:insertion>
            <office:change-info>
              <dc:creator>Unknown Author</dc:creator>
              <dc:date>2017-02-14T18:18:00</dc:date>
            </office:change-info>
          </text:insertion>
        </text:changed-region>
        <text:changed-region xml:id="ct182466096" text:id="ct182466096">
          <text:insertion>
            <office:change-info>
              <dc:creator>Unknown Author</dc:creator>
              <dc:date>2017-02-14T18:20:00</dc:date>
            </office:change-info>
          </text:insertion>
        </text:changed-region>
        <text:changed-region xml:id="ct182461040" text:id="ct182461040">
          <text:insertion>
            <office:change-info>
              <dc:creator>Unknown Author</dc:creator>
              <dc:date>2017-02-14T17:50:00</dc:date>
            </office:change-info>
          </text:insertion>
        </text:changed-region>
        <text:changed-region xml:id="ct182466816" text:id="ct182466816">
          <text:insertion>
            <office:change-info>
              <dc:creator>Unknown Author</dc:creator>
              <dc:date>2017-02-14T18:15:00</dc:date>
            </office:change-info>
          </text:insertion>
        </text:changed-region>
        <text:changed-region xml:id="ct182467488" text:id="ct182467488">
          <text:insertion>
            <office:change-info>
              <dc:creator>Unknown Author</dc:creator>
              <dc:date>2017-02-14T17:50:00</dc:date>
            </office:change-info>
          </text:insertion>
        </text:changed-region>
        <text:changed-region xml:id="ct182212224" text:id="ct182212224">
          <text:format-change>
            <office:change-info>
              <dc:creator>Unknown Author</dc:creator>
              <dc:date>2017-02-14T18:23:00</dc:date>
            </office:change-info>
          </text:format-change>
        </text:changed-region>
        <text:changed-region xml:id="ct182468208" text:id="ct182468208">
          <text:insertion>
            <office:change-info>
              <dc:creator>Unknown Author</dc:creator>
              <dc:date>2017-02-14T18:23:00</dc:date>
            </office:change-info>
          </text:insertion>
        </text:changed-region>
        <text:changed-region xml:id="ct182471136" text:id="ct182471136">
          <text:insertion>
            <office:change-info>
              <dc:creator>Unknown Author</dc:creator>
              <dc:date>2017-02-14T18:25:00</dc:date>
            </office:change-info>
          </text:insertion>
        </text:changed-region>
        <text:changed-region xml:id="ct182470416" text:id="ct182470416">
          <text:insertion>
            <office:change-info>
              <dc:creator>Unknown Author</dc:creator>
              <dc:date>2017-02-14T18:23:00</dc:date>
            </office:change-info>
          </text:insertion>
        </text:changed-region>
        <text:changed-region xml:id="ct182470800" text:id="ct182470800">
          <text:insertion>
            <office:change-info>
              <dc:creator>Unknown Author</dc:creator>
              <dc:date>2017-02-14T17:49:00</dc:date>
            </office:change-info>
          </text:insertion>
        </text:changed-region>
        <text:changed-region xml:id="ct182473216" text:id="ct182473216">
          <text:insertion>
            <office:change-info>
              <dc:creator>Unknown Author</dc:creator>
              <dc:date>2017-02-14T18:08:00</dc:date>
            </office:change-info>
          </text:insertion>
        </text:changed-region>
        <text:changed-region xml:id="ct182473440" text:id="ct182473440">
          <text:insertion>
            <office:change-info>
              <dc:creator>Unknown Author</dc:creator>
              <dc:date>2017-02-14T18:09:00</dc:date>
            </office:change-info>
          </text:insertion>
        </text:changed-region>
        <text:changed-region xml:id="ct182478832" text:id="ct182478832">
          <text:insertion>
            <office:change-info>
              <dc:creator>Unknown Author</dc:creator>
              <dc:date>2017-02-15T17:26:00</dc:date>
            </office:change-info>
          </text:insertion>
        </text:changed-region>
        <text:changed-region xml:id="ct182482608" text:id="ct182482608">
          <text:insertion>
            <office:change-info>
              <dc:creator>Unknown Author</dc:creator>
              <dc:date>2017-02-15T17:30:00</dc:date>
            </office:change-info>
          </text:insertion>
        </text:changed-region>
        <text:changed-region xml:id="ct182390272" text:id="ct182390272">
          <text:insertion>
            <office:change-info>
              <dc:creator>Unknown Author</dc:creator>
              <dc:date>2017-02-15T17:31:00</dc:date>
            </office:change-info>
          </text:insertion>
        </text:changed-region>
        <text:changed-region xml:id="ct182488352" text:id="ct182488352">
          <text:insertion>
            <office:change-info>
              <dc:creator>Unknown Author</dc:creator>
              <dc:date>2017-02-18T12:48:00</dc:date>
            </office:change-info>
          </text:insertion>
        </text:changed-region>
        <text:changed-region xml:id="ct182490976" text:id="ct182490976">
          <text:insertion>
            <office:change-info>
              <dc:creator>Unknown Author</dc:creator>
              <dc:date>2017-02-18T12:50:00</dc:date>
            </office:change-info>
          </text:insertion>
        </text:changed-region>
        <text:changed-region xml:id="ct182216448" text:id="ct182216448">
          <text:insertion>
            <office:change-info>
              <dc:creator>Unknown Author</dc:creator>
              <dc:date>2017-02-18T12:51:00</dc:date>
            </office:change-info>
          </text:insertion>
        </text:changed-region>
        <text:changed-region xml:id="ct182216800" text:id="ct182216800">
          <text:insertion>
            <office:change-info>
              <dc:creator>Unknown Author</dc:creator>
              <dc:date>2017-02-18T12:52:00</dc:date>
            </office:change-info>
          </text:insertion>
        </text:changed-region>
        <text:changed-region xml:id="ct182494768" text:id="ct182494768">
          <text:insertion>
            <office:change-info>
              <dc:creator>Unknown Author</dc:creator>
              <dc:date>2017-02-17T15:10:00</dc:date>
            </office:change-info>
          </text:insertion>
        </text:changed-region>
        <text:changed-region xml:id="ct182491552" text:id="ct182491552">
          <text:insertion>
            <office:change-info>
              <dc:creator>Unknown Author</dc:creator>
              <dc:date>2017-02-17T15:11:00</dc:date>
            </office:change-info>
          </text:insertion>
        </text:changed-region>
        <text:changed-region xml:id="ct182492912" text:id="ct182492912">
          <text:insertion>
            <office:change-info>
              <dc:creator>Unknown Author</dc:creator>
              <dc:date>2017-02-17T15:10:00</dc:date>
            </office:change-info>
          </text:insertion>
        </text:changed-region>
        <text:changed-region xml:id="ct182495728" text:id="ct182495728">
          <text:insertion>
            <office:change-info>
              <dc:creator>Unknown Author</dc:creator>
              <dc:date>2017-02-17T15:11:00</dc:date>
            </office:change-info>
          </text:insertion>
        </text:changed-region>
        <text:changed-region xml:id="ct182498864" text:id="ct182498864">
          <text:insertion>
            <office:change-info>
              <dc:creator>Unknown Author</dc:creator>
              <dc:date>2017-02-17T15:12:00</dc:date>
            </office:change-info>
          </text:insertion>
        </text:changed-region>
        <text:changed-region xml:id="ct182502688" text:id="ct182502688">
          <text:insertion>
            <office:change-info>
              <dc:creator>Unknown Author</dc:creator>
              <dc:date>2017-02-17T15:13:00</dc:date>
            </office:change-info>
          </text:insertion>
        </text:changed-region>
        <text:changed-region xml:id="ct182217856" text:id="ct182217856">
          <text:insertion>
            <office:change-info>
              <dc:creator>Unknown Author</dc:creator>
              <dc:date>2017-02-17T15:09:00</dc:date>
            </office:change-info>
          </text:insertion>
        </text:changed-region>
        <text:changed-region xml:id="ct182505872" text:id="ct182505872">
          <text:insertion>
            <office:change-info>
              <dc:creator>Unknown Author</dc:creator>
              <dc:date>2017-02-17T15:16:00</dc:date>
            </office:change-info>
          </text:insertion>
        </text:changed-region>
        <text:changed-region xml:id="ct182506512" text:id="ct182506512">
          <text:insertion>
            <office:change-info>
              <dc:creator>Unknown Author</dc:creator>
              <dc:date>2017-02-17T17:20:00</dc:date>
            </office:change-info>
          </text:insertion>
        </text:changed-region>
        <text:changed-region xml:id="ct182529200" text:id="ct182529200">
          <text:insertion>
            <office:change-info>
              <dc:creator>Unknown Author</dc:creator>
              <dc:date>2017-02-18T12:16:00</dc:date>
            </office:change-info>
          </text:insertion>
        </text:changed-region>
        <text:changed-region xml:id="ct182534800" text:id="ct182534800">
          <text:insertion>
            <office:change-info>
              <dc:creator>Unknown Author</dc:creator>
              <dc:date>2017-02-18T12:15:00</dc:date>
            </office:change-info>
          </text:insertion>
        </text:changed-region>
        <text:changed-region xml:id="ct182531824" text:id="ct182531824">
          <text:insertion>
            <office:change-info>
              <dc:creator>Unknown Author</dc:creator>
              <dc:date>2017-02-18T12:16:00</dc:date>
            </office:change-info>
          </text:insertion>
        </text:changed-region>
        <text:changed-region xml:id="ct182539680" text:id="ct182539680">
          <text:insertion>
            <office:change-info>
              <dc:creator>Unknown Author</dc:creator>
              <dc:date>2017-02-18T12:19:00</dc:date>
            </office:change-info>
          </text:insertion>
        </text:changed-region>
        <text:changed-region xml:id="ct182540400" text:id="ct182540400">
          <text:insertion>
            <office:change-info>
              <dc:creator>Unknown Author</dc:creator>
              <dc:date>2017-02-18T12:21:00</dc:date>
            </office:change-info>
          </text:insertion>
        </text:changed-region>
        <text:changed-region xml:id="ct182540784" text:id="ct182540784">
          <text:insertion>
            <office:change-info>
              <dc:creator>Unknown Author</dc:creator>
              <dc:date>2017-02-18T12:22:00</dc:date>
            </office:change-info>
          </text:insertion>
        </text:changed-region>
        <text:changed-region xml:id="ct182548704" text:id="ct182548704">
          <text:insertion>
            <office:change-info>
              <dc:creator>Unknown Author</dc:creator>
              <dc:date>2017-02-18T12:45:00</dc:date>
            </office:change-info>
          </text:insertion>
        </text:changed-region>
        <text:changed-region xml:id="ct182478256" text:id="ct182478256">
          <text:format-change>
            <office:change-info>
              <dc:creator>Unknown Author</dc:creator>
              <dc:date>2017-02-18T12:56:00</dc:date>
            </office:change-info>
          </text:format-change>
        </text:changed-region>
        <text:changed-region xml:id="ct182558304" text:id="ct182558304">
          <text:format-change>
            <office:change-info>
              <dc:creator>Unknown Author</dc:creator>
              <dc:date>2017-02-18T12:56:00</dc:date>
            </office:change-info>
          </text:format-change>
        </text:changed-region>
        <text:changed-region xml:id="ct182559472" text:id="ct182559472">
          <text:format-change>
            <office:change-info>
              <dc:creator>Unknown Author</dc:creator>
              <dc:date>2017-02-18T12:56:00</dc:date>
            </office:change-info>
          </text:format-change>
        </text:changed-region>
        <text:changed-region xml:id="ct182576528" text:id="ct182576528">
          <text:format-change>
            <office:change-info>
              <dc:creator>Unknown Author</dc:creator>
              <dc:date>2017-02-18T12:56:00</dc:date>
            </office:change-info>
          </text:format-change>
        </text:changed-region>
        <text:changed-region xml:id="ct182574640" text:id="ct182574640">
          <text:format-change>
            <office:change-info>
              <dc:creator>Unknown Author</dc:creator>
              <dc:date>2017-02-18T12:57:00</dc:date>
            </office:change-info>
          </text:format-change>
        </text:changed-region>
        <text:changed-region xml:id="ct182583328" text:id="ct182583328">
          <text:format-change>
            <office:change-info>
              <dc:creator>Unknown Author</dc:creator>
              <dc:date>2017-02-18T12:57:00</dc:date>
            </office:change-info>
          </text:format-change>
        </text:changed-region>
        <text:changed-region xml:id="ct182222784" text:id="ct182222784">
          <text:insertion>
            <office:change-info>
              <dc:creator>Unknown Author</dc:creator>
              <dc:date>2017-02-18T13:56:00</dc:date>
            </office:change-info>
          </text:insertion>
        </text:changed-region>
        <text:changed-region xml:id="ct182548368" text:id="ct182548368">
          <text:insertion>
            <office:change-info>
              <dc:creator>Unknown Author</dc:creator>
              <dc:date>2017-02-18T13:31:00</dc:date>
            </office:change-info>
          </text:insertion>
        </text:changed-region>
        <text:changed-region xml:id="ct182558816" text:id="ct182558816">
          <text:insertion>
            <office:change-info>
              <dc:creator>Unknown Author</dc:creator>
              <dc:date>2017-02-18T13:45:00</dc:date>
            </office:change-info>
          </text:insertion>
        </text:changed-region>
        <text:changed-region xml:id="ct182473952" text:id="ct182473952">
          <text:insertion>
            <office:change-info>
              <dc:creator>Unknown Author</dc:creator>
              <dc:date>2017-02-18T13:45:00</dc:date>
            </office:change-info>
          </text:insertion>
        </text:changed-region>
        <text:changed-region xml:id="ct182431744" text:id="ct182431744">
          <text:insertion>
            <office:change-info>
              <dc:creator>Unknown Author</dc:creator>
              <dc:date>2017-02-18T13:46:00</dc:date>
            </office:change-info>
          </text:insertion>
        </text:changed-region>
        <text:changed-region xml:id="ct182557904" text:id="ct182557904">
          <text:insertion>
            <office:change-info>
              <dc:creator>Unknown Author</dc:creator>
              <dc:date>2017-02-18T13:46:00</dc:date>
            </office:change-info>
          </text:insertion>
        </text:changed-region>
        <text:changed-region xml:id="ct182568432" text:id="ct182568432">
          <text:insertion>
            <office:change-info>
              <dc:creator>Unknown Author</dc:creator>
              <dc:date>2017-02-18T15:22:00</dc:date>
            </office:change-info>
          </text:insertion>
        </text:changed-region>
        <text:changed-region xml:id="ct182568736" text:id="ct182568736">
          <text:insertion>
            <office:change-info>
              <dc:creator>Unknown Author</dc:creator>
              <dc:date>2017-02-18T13:47:00</dc:date>
            </office:change-info>
          </text:insertion>
        </text:changed-region>
        <text:changed-region xml:id="ct182568960" text:id="ct182568960">
          <text:insertion>
            <office:change-info>
              <dc:creator>Unknown Author</dc:creator>
              <dc:date>2017-02-18T13:48:00</dc:date>
            </office:change-info>
          </text:insertion>
        </text:changed-region>
        <text:changed-region xml:id="ct182570784" text:id="ct182570784">
          <text:insertion>
            <office:change-info>
              <dc:creator>Unknown Author</dc:creator>
              <dc:date>2017-02-18T13:31:00</dc:date>
            </office:change-info>
          </text:insertion>
        </text:changed-region>
        <text:changed-region xml:id="ct182227024" text:id="ct182227024">
          <text:insertion>
            <office:change-info>
              <dc:creator>Unknown Author</dc:creator>
              <dc:date>2017-02-18T13:36:00</dc:date>
            </office:change-info>
          </text:insertion>
        </text:changed-region>
        <text:changed-region xml:id="ct182547440" text:id="ct182547440">
          <text:insertion>
            <office:change-info>
              <dc:creator>Unknown Author</dc:creator>
              <dc:date>2017-02-18T13:37:00</dc:date>
            </office:change-info>
          </text:insertion>
        </text:changed-region>
        <text:changed-region xml:id="ct182476592" text:id="ct182476592">
          <text:insertion>
            <office:change-info>
              <dc:creator>Unknown Author</dc:creator>
              <dc:date>2017-02-18T13:36:00</dc:date>
            </office:change-info>
          </text:insertion>
        </text:changed-region>
        <text:changed-region xml:id="ct182477952" text:id="ct182477952">
          <text:insertion>
            <office:change-info>
              <dc:creator>Unknown Author</dc:creator>
              <dc:date>2017-02-18T13:37:00</dc:date>
            </office:change-info>
          </text:insertion>
        </text:changed-region>
        <text:changed-region xml:id="ct182477728" text:id="ct182477728">
          <text:insertion>
            <office:change-info>
              <dc:creator>Unknown Author</dc:creator>
              <dc:date>2017-02-18T13:31:00</dc:date>
            </office:change-info>
          </text:insertion>
        </text:changed-region>
        <text:changed-region xml:id="ct182574224" text:id="ct182574224">
          <text:insertion>
            <office:change-info>
              <dc:creator>Unknown Author</dc:creator>
              <dc:date>2017-02-18T13:33:00</dc:date>
            </office:change-info>
          </text:insertion>
        </text:changed-region>
        <text:changed-region xml:id="ct182227376" text:id="ct182227376">
          <text:insertion>
            <office:change-info>
              <dc:creator>Unknown Author</dc:creator>
              <dc:date>2017-02-18T13:31:00</dc:date>
            </office:change-info>
          </text:insertion>
        </text:changed-region>
        <text:changed-region xml:id="ct182604544" text:id="ct182604544">
          <text:insertion>
            <office:change-info>
              <dc:creator>Unknown Author</dc:creator>
              <dc:date>2017-02-18T13:38:00</dc:date>
            </office:change-info>
          </text:insertion>
        </text:changed-region>
        <text:changed-region xml:id="ct182616144" text:id="ct182616144">
          <text:insertion>
            <office:change-info>
              <dc:creator>Unknown Author</dc:creator>
              <dc:date>2017-02-18T13:38:00</dc:date>
            </office:change-info>
          </text:insertion>
        </text:changed-region>
        <text:changed-region xml:id="ct182628640" text:id="ct182628640">
          <text:insertion>
            <office:change-info>
              <dc:creator>Unknown Author</dc:creator>
              <dc:date>2017-02-18T13:39:00</dc:date>
            </office:change-info>
          </text:insertion>
        </text:changed-region>
        <text:changed-region xml:id="ct182639728" text:id="ct182639728">
          <text:insertion>
            <office:change-info>
              <dc:creator>Unknown Author</dc:creator>
              <dc:date>2017-02-18T13:40:00</dc:date>
            </office:change-info>
          </text:insertion>
        </text:changed-region>
        <text:changed-region xml:id="ct182551088" text:id="ct182551088">
          <text:insertion>
            <office:change-info>
              <dc:creator>Unknown Author</dc:creator>
              <dc:date>2017-02-18T13:41:00</dc:date>
            </office:change-info>
          </text:insertion>
        </text:changed-region>
        <text:changed-region xml:id="ct182551312" text:id="ct182551312">
          <text:insertion>
            <office:change-info>
              <dc:creator>Unknown Author</dc:creator>
              <dc:date>2017-02-18T13:42:00</dc:date>
            </office:change-info>
          </text:insertion>
        </text:changed-region>
        <text:changed-region xml:id="ct182672032" text:id="ct182672032">
          <text:insertion>
            <office:change-info>
              <dc:creator>Unknown Author</dc:creator>
              <dc:date>2017-02-18T13:42:00</dc:date>
            </office:change-info>
          </text:insertion>
        </text:changed-region>
        <text:changed-region xml:id="ct182683760" text:id="ct182683760">
          <text:insertion>
            <office:change-info>
              <dc:creator>Unknown Author</dc:creator>
              <dc:date>2017-02-18T13:42:00</dc:date>
            </office:change-info>
          </text:insertion>
        </text:changed-region>
        <text:changed-region xml:id="ct182683984" text:id="ct182683984">
          <text:insertion>
            <office:change-info>
              <dc:creator>Unknown Author</dc:creator>
              <dc:date>2017-02-18T13:43:00</dc:date>
            </office:change-info>
          </text:insertion>
        </text:changed-region>
        <text:changed-region xml:id="ct182684208" text:id="ct182684208">
          <text:insertion>
            <office:change-info>
              <dc:creator>Unknown Author</dc:creator>
              <dc:date>2017-02-18T13:42:00</dc:date>
            </office:change-info>
          </text:insertion>
        </text:changed-region>
        <text:changed-region xml:id="ct182683344" text:id="ct182683344">
          <text:insertion>
            <office:change-info>
              <dc:creator>Unknown Author</dc:creator>
              <dc:date>2017-02-18T13:43:00</dc:date>
            </office:change-info>
          </text:insertion>
        </text:changed-region>
        <text:changed-region xml:id="ct182695696" text:id="ct182695696">
          <text:insertion>
            <office:change-info>
              <dc:creator>Unknown Author</dc:creator>
              <dc:date>2017-02-18T13:43:00</dc:date>
            </office:change-info>
          </text:insertion>
        </text:changed-region>
        <text:changed-region xml:id="ct181633488" text:id="ct181633488">
          <text:insertion>
            <office:change-info>
              <dc:creator>Unknown Author</dc:creator>
              <dc:date>2017-02-18T13:43:00</dc:date>
            </office:change-info>
          </text:insertion>
        </text:changed-region>
        <text:changed-region xml:id="ct181645712" text:id="ct181645712">
          <text:insertion>
            <office:change-info>
              <dc:creator>Unknown Author</dc:creator>
              <dc:date>2017-02-18T13:43:00</dc:date>
            </office:change-info>
          </text:insertion>
        </text:changed-region>
        <text:changed-region xml:id="ct182232656" text:id="ct182232656">
          <text:insertion>
            <office:change-info>
              <dc:creator>Unknown Author</dc:creator>
              <dc:date>2017-02-18T13:31:00</dc:date>
            </office:change-info>
          </text:insertion>
        </text:changed-region>
        <text:changed-region xml:id="ct182643696" text:id="ct182643696">
          <text:insertion>
            <office:change-info>
              <dc:creator>Unknown Author</dc:creator>
              <dc:date>2017-02-18T22:23:00</dc:date>
            </office:change-info>
          </text:insertion>
        </text:changed-region>
        <text:changed-region xml:id="ct182772752" text:id="ct182772752">
          <text:insertion>
            <office:change-info>
              <dc:creator>Unknown Author</dc:creator>
              <dc:date>2017-02-18T22:24:00</dc:date>
            </office:change-info>
          </text:insertion>
        </text:changed-region>
        <text:changed-region xml:id="ct182772976" text:id="ct182772976">
          <text:insertion>
            <office:change-info>
              <dc:creator>Unknown Author</dc:creator>
              <dc:date>2017-02-18T22:23:00</dc:date>
            </office:change-info>
          </text:insertion>
        </text:changed-region>
        <text:changed-region xml:id="ct182773712" text:id="ct182773712">
          <text:insertion>
            <office:change-info>
              <dc:creator>Unknown Author</dc:creator>
              <dc:date>2017-02-18T22:24:00</dc:date>
            </office:change-info>
          </text:insertion>
        </text:changed-region>
        <text:changed-region xml:id="ct182766800" text:id="ct182766800">
          <text:insertion>
            <office:change-info>
              <dc:creator>Unknown Author</dc:creator>
              <dc:date>2017-02-18T22:35:00</dc:date>
            </office:change-info>
          </text:insertion>
        </text:changed-region>
        <text:changed-region xml:id="ct182776112" text:id="ct182776112">
          <text:insertion>
            <office:change-info>
              <dc:creator>Unknown Author</dc:creator>
              <dc:date>2017-02-18T22:36:00</dc:date>
            </office:change-info>
          </text:insertion>
        </text:changed-region>
        <text:changed-region xml:id="ct182238288" text:id="ct182238288">
          <text:insertion>
            <office:change-info>
              <dc:creator>Unknown Author</dc:creator>
              <dc:date>2017-02-18T21:21:00</dc:date>
            </office:change-info>
          </text:insertion>
        </text:changed-region>
        <text:changed-region xml:id="ct182777744" text:id="ct182777744">
          <text:format-change>
            <office:change-info>
              <dc:creator>Unknown Author</dc:creator>
              <dc:date>2017-02-18T12:57:00</dc:date>
            </office:change-info>
          </text:format-change>
        </text:changed-region>
        <text:changed-region xml:id="ct182777232" text:id="ct182777232">
          <text:insertion>
            <office:change-info>
              <dc:creator>Unknown Author</dc:creator>
              <dc:date>2017-02-18T13:27:00</dc:date>
            </office:change-info>
          </text:insertion>
        </text:changed-region>
        <text:changed-region xml:id="ct182583552" text:id="ct182583552">
          <text:insertion>
            <office:change-info>
              <dc:creator>Unknown Author</dc:creator>
              <dc:date>2017-02-18T13:28:00</dc:date>
            </office:change-info>
          </text:insertion>
        </text:changed-region>
        <text:changed-region xml:id="ct182775280" text:id="ct182775280">
          <text:insertion>
            <office:change-info>
              <dc:creator>Unknown Author</dc:creator>
              <dc:date>2017-02-18T12:57:00</dc:date>
            </office:change-info>
          </text:insertion>
        </text:changed-region>
        <text:changed-region xml:id="ct182780016" text:id="ct182780016">
          <text:insertion>
            <office:change-info>
              <dc:creator>Unknown Author</dc:creator>
              <dc:date>2017-02-18T23:00:00</dc:date>
            </office:change-info>
          </text:insertion>
        </text:changed-region>
        <text:changed-region xml:id="ct182782336" text:id="ct182782336">
          <text:format-change>
            <office:change-info>
              <dc:creator>Unknown Author</dc:creator>
              <dc:date>2017-02-18T12:58:00</dc:date>
            </office:change-info>
          </text:format-change>
        </text:changed-region>
        <text:changed-region xml:id="ct182238992" text:id="ct182238992">
          <text:insertion>
            <office:change-info>
              <dc:creator>Unknown Author</dc:creator>
              <dc:date>2017-02-18T16:22:00</dc:date>
            </office:change-info>
          </text:insertion>
        </text:changed-region>
        <text:changed-region xml:id="ct182240400" text:id="ct182240400">
          <text:format-change>
            <office:change-info>
              <dc:creator>Unknown Author</dc:creator>
              <dc:date>2017-02-18T12:58:00</dc:date>
            </office:change-info>
          </text:format-change>
        </text:changed-region>
        <text:changed-region xml:id="ct182781888" text:id="ct182781888">
          <text:insertion>
            <office:change-info>
              <dc:creator>Unknown Author</dc:creator>
              <dc:date>2017-02-18T12:58:00</dc:date>
            </office:change-info>
          </text:insertion>
        </text:changed-region>
        <text:changed-region xml:id="ct182785552" text:id="ct182785552">
          <text:format-change>
            <office:change-info>
              <dc:creator>Unknown Author</dc:creator>
              <dc:date>2017-02-18T12:58:00</dc:date>
            </office:change-info>
          </text:format-change>
        </text:changed-region>
        <text:changed-region xml:id="ct182794704" text:id="ct182794704">
          <text:format-change>
            <office:change-info>
              <dc:creator>Unknown Author</dc:creator>
              <dc:date>2017-02-18T12:59:00</dc:date>
            </office:change-info>
          </text:format-change>
        </text:changed-region>
        <text:changed-region xml:id="ct182796640" text:id="ct182796640">
          <text:insertion>
            <office:change-info>
              <dc:creator>Unknown Author</dc:creator>
              <dc:date>2017-02-18T14:27:00</dc:date>
            </office:change-info>
          </text:insertion>
        </text:changed-region>
        <text:changed-region xml:id="ct182836320" text:id="ct182836320">
          <text:insertion>
            <office:change-info>
              <dc:creator>Unknown Author</dc:creator>
              <dc:date>2017-02-18T23:03:00</dc:date>
            </office:change-info>
          </text:insertion>
        </text:changed-region>
        <text:changed-region xml:id="ct182841712" text:id="ct182841712">
          <text:insertion>
            <office:change-info>
              <dc:creator>Unknown Author</dc:creator>
              <dc:date>2017-02-18T14:25:00</dc:date>
            </office:change-info>
          </text:insertion>
        </text:changed-region>
        <text:changed-region xml:id="ct182841936" text:id="ct182841936">
          <text:insertion>
            <office:change-info>
              <dc:creator>Unknown Author</dc:creator>
              <dc:date>2017-02-18T14:26:00</dc:date>
            </office:change-info>
          </text:insertion>
        </text:changed-region>
        <text:changed-region xml:id="ct182842448" text:id="ct182842448">
          <text:insertion>
            <office:change-info>
              <dc:creator>Unknown Author</dc:creator>
              <dc:date>2017-02-18T14:25:00</dc:date>
            </office:change-info>
          </text:insertion>
        </text:changed-region>
        <text:changed-region xml:id="ct182841136" text:id="ct182841136">
          <text:insertion>
            <office:change-info>
              <dc:creator>Unknown Author</dc:creator>
              <dc:date>2017-02-18T14:28:00</dc:date>
            </office:change-info>
          </text:insertion>
        </text:changed-region>
        <text:changed-region xml:id="ct182848544" text:id="ct182848544">
          <text:format-change>
            <office:change-info>
              <dc:creator>Unknown Author</dc:creator>
              <dc:date>2017-02-18T13:35:00</dc:date>
            </office:change-info>
          </text:format-change>
        </text:changed-region>
        <text:changed-region xml:id="ct182852896" text:id="ct182852896">
          <text:format-change>
            <office:change-info>
              <dc:creator>Unknown Author</dc:creator>
              <dc:date>2017-02-18T13:35:00</dc:date>
            </office:change-info>
          </text:format-change>
        </text:changed-region>
        <text:changed-region xml:id="ct182295248" text:id="ct182295248">
          <text:insertion>
            <office:change-info>
              <dc:creator>Unknown Author</dc:creator>
              <dc:date>2017-02-19T21:59:00</dc:date>
            </office:change-info>
          </text:insertion>
        </text:changed-region>
        <text:changed-region xml:id="ct190414624" text:id="ct190414624">
          <text:insertion>
            <office:change-info>
              <dc:creator>Unknown Author</dc:creator>
              <dc:date>2017-02-19T22:03:00</dc:date>
            </office:change-info>
          </text:insertion>
        </text:changed-region>
        <text:changed-region xml:id="ct193422112" text:id="ct193422112">
          <text:insertion>
            <office:change-info>
              <dc:creator>Unknown Author</dc:creator>
              <dc:date>2017-02-19T22:04:00</dc:date>
            </office:change-info>
          </text:insertion>
        </text:changed-region>
        <text:changed-region xml:id="ct193391616" text:id="ct193391616">
          <text:insertion>
            <office:change-info>
              <dc:creator>Unknown Author</dc:creator>
              <dc:date>2017-02-19T22:05:00</dc:date>
            </office:change-info>
          </text:insertion>
        </text:changed-region>
        <text:changed-region xml:id="ct191352512" text:id="ct191352512">
          <text:insertion>
            <office:change-info>
              <dc:creator>Unknown Author</dc:creator>
              <dc:date>2017-02-19T22:06:00</dc:date>
            </office:change-info>
          </text:insertion>
        </text:changed-region>
        <text:changed-region xml:id="ct182788768" text:id="ct182788768">
          <text:insertion>
            <office:change-info>
              <dc:creator>Unknown Author</dc:creator>
              <dc:date>2017-02-19T22:08:00</dc:date>
            </office:change-info>
          </text:insertion>
        </text:changed-region>
        <text:changed-region xml:id="ct191964112" text:id="ct191964112">
          <text:deletion>
            <office:change-info>
              <dc:creator>Unknown Author</dc:creator>
              <dc:date>2017-02-19T22:10: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S380L: Advanced Operating Systems</text:h>
      <text:h text:style-name="Heading_20_2" text:outline-level="2">Lab #1</text:h>
      <text:h text:style-name="Heading_20_3" text:outline-level="3">Program measurement and mmap</text:h>
      <text:p text:style-name="Text_20_body">The goal of this assignment is to learn about how to measure your program's behavior, and a bit about mmap. </text:p>
      <text:p text:style-name="Text_20_body">We are interested in doing experimental computer science. We will follow the scientific method, which wikipedia tells me has been around for a long time. But knowing about science in the abstract is relatively easy; actually doing good science is difficult both to learn and to execute. </text:p>
      <text:p text:style-name="Text_20_body">Let's start with reproducibility. You will write a report for this lab, and <text:change-start text:change-id="ct182309824"/><text:span text:style-name="T1">in your report you will include details about your system. Think about what it would take to recreate your results</text:span><text:change-end text:change-id="ct182309824"/>. I won't spell out exactly what information you should include, but please include everything relevant while not bogging down your reader. You should <text:change-start text:change-id="ct182311760"/><text:span text:style-name="T1">report things like the kernel version for your host and guest system</text:span><text:change-end text:change-id="ct182311760"/>. <text:change-start text:change-id="ct182309232"/></text:p>
      <text:p text:style-name="P2">ON HOST:<text:change-end text:change-id="ct182309232"/><text:change-start text:change-id="ct182305808"/></text:p>
      <text:p text:style-name="P2"><text:change-end text:change-id="ct182305808"/><text:change-start text:change-id="ct182308656"/>tb@tb-os:~$ uname -a</text:p>
      <text:p text:style-name="P2">Linux tb-os 4.4.0-59-generic #80-Ubuntu SMP Fri Jan 6 17:47:47 UTC 2017 x86_64 x86_64 x86_64 GNU/Linux<text:change-end text:change-id="ct182308656"/><text:change-start text:change-id="ct182306480"/></text:p>
      <text:p text:style-name="P2">ON GUEST:</text:p>
      <text:p text:style-name="P2"><text:change-end text:change-id="ct182306480"/><text:change-start text:change-id="ct182310400"/>tb@tb-os:~$ uname -a</text:p>
      <text:p text:style-name="P2">Linux tb-os 4.4.0-59-generic #80-Ubuntu SMP Fri Jan 6 17:47:47 UTC 2017 x86_64 x86_64 x86_64 GNU/Linux<text:change-end text:change-id="ct182310400"/></text:p>
      <text:p text:style-name="Text_20_body">Your report should answer every question in this lab and should do so in a way that is clearly labeled. </text:p>
      <text:p text:style-name="Text_20_body">This lab requires you to report data. But how you report it is up to you. Please think carefully. I do not want a huge table of numbers for every experiment. You can provide a table, discuss what is and is not relevant, then give me a graph, or a small table, or bold the entries that I should pay attention to (and that you explain in your text). </text:p>
      <text:p text:style-name="Text_20_body">I have a major pet peeve with excessive digits of precision. Your measurements are usually counts. If you average three counts, don't give me six decimal places of precision even if six digits is the default output format for flo<text:change-start text:change-id="ct182317152"/><text:span text:style-name="T2">a</text:span><text:change-end text:change-id="ct182317152"/>ts in the language you are using. Decide how many digits are meaningful and then report that many. Also, <text:change-start text:change-id="ct182323040"/><text:span text:style-name="T1">make your decimal points line up when that makes sense. For example, if you report a mean and a standard deviation, make the decimal places always align so you can see </text:span><text:soft-page-break/><text:span text:style-name="T1">easily if the standard deviation is less than a tenth of the mean (which is a good sign for reproducibility). </text:span><text:change-end text:change-id="ct182323040"/></text:p>
      <text:p text:style-name="Text_20_body">I would use C, but you can use whatever programming tools you want. One thing I want you to do both for this class and for real life is <text:change-start text:change-id="ct182315040"/><text:span text:style-name="T1">always check the return code of every single sytem call you ever make</text:span><text:change-end text:change-id="ct182315040"/>. I know it sounds a bit pedantic, but start the habit now and you will have a happier programming life. <text:change-start text:change-id="ct182325440"/><text:span text:style-name="T1">For almost every system call all that means is checking if the return code less than zero and if so call </text:span><text:span text:style-name="Source_20_Text"><text:span text:style-name="T1">perror</text:span></text:span><text:change-end text:change-id="ct182325440"/>. When system calls don't work, you really want to know about it early, trust me on this point. </text:p>
      <text:h text:style-name="Heading_20_2" text:outline-level="2">Tasks</text:h>
      <text:p text:style-name="P3">Please include text about each experiment called for in this section, and include any graphs, tables or other data to make your point clearly and concisely. As always, report your experimental platform.<text:change-start text:change-id="ct181903856"/></text:p>
      <text:p text:style-name="P2">ASUS M4A88TD-M motherboard, a AMD</text:p>
      <text:p text:style-name="P2">Athlon II processor, a SAPPHIRE Radeon HD 5770 video card, four Kingston</text:p>
      <text:p text:style-name="P2">KVR13N9S8 4GB random access memory (RAM) sticks, and a one terabyte</text:p>
      <text:p text:style-name="P2">Hitachi HUA72201 hard drive.</text:p>
      <text:p text:style-name="P2">AND MORE...</text:p>
      <text:p text:style-name="P3"><text:change-end text:change-id="ct181903856"/><text:s/>You should find out what kind of CPU you have<text:change-start text:change-id="ct182326224"/></text:p>
      <text:p text:style-name="P2">AMD Athlon II X3 445</text:p>
      <text:p text:style-name="P3"><text:change-end text:change-id="ct182326224"/>, its level 1 data cache capacity and associativity<text:change-start text:change-id="ct182298608"/></text:p>
      <table:table table:name="Table1" table:style-name="Table1">
        <table:table-column table:style-name="Table1.A"/>
        <table:table-column table:style-name="Table1.B"/>
        <table:table-row>
          <table:table-cell office:value-type="string">
            <text:p text:style-name="P34"><text:bookmark text:name="JSc_15"/></text:p>
          </table:table-cell>
          <table:table-cell table:style-name="Table1.B1" office:value-type="string">
            <text:p text:style-name="Table_20_Contents">3 x 64 KB 2-way set associative instruction caches<text:line-break/>3 x 64 KB 2-way set associative data caches</text:p>
          </table:table-cell>
        </table:table-row>
      </table:table>
      <text:p text:style-name="P4"><text:change-end text:change-id="ct182298608"/><text:change-start text:change-id="ct182326736"/>3 cores, each with dedicated L1 and L2 caches (no L3 cache)</text:p>
      <text:p text:style-name="P3"><text:change-end text:change-id="ct182326736"/>, and its data TLB capacity and associativity. <text:change-start text:change-id="ct182389232"/></text:p>
      <text:p text:style-name="P3"><text:change-end text:change-id="ct182389232"/><text:change-start text:change-id="ct182390048"/><text:span text:style-name="Source_20_Text">1024 4K pages</text:span><text:change-end text:change-id="ct182390048"/><text:change-start text:change-id="ct182391024"/></text:p>
      <text:p text:style-name="P3"><text:change-end text:change-id="ct182391024"/>Does your TLB have a second level? If so, describe it. Put all this information about your hardware in your report. </text:p>
      <text:h text:style-name="Heading_20_3" text:outline-level="3">Memory map</text:h>
      <text:p text:style-name="P5">Your first task will be to write a program that opens, reads, and prints the /proc/self/maps file. <text:change-start text:change-id="ct182411360"/></text:p>
      <text:p text:style-name="P7">#include &lt;stdio.h&gt;</text:p>
      <text:p text:style-name="P7">int main()</text:p>
      <text:p text:style-name="P7">{</text:p>
      <text:p text:style-name="P7"><text:soft-page-break/><text:s text:c="2"/>char c;</text:p>
      <text:p text:style-name="P7"><text:s text:c="2"/>FILE *fptr;</text:p>
      <text:p text:style-name="P7"/>
      <text:p text:style-name="P7"><text:s text:c="2"/>fptr = fopen("/proc/self/maps", "r");</text:p>
      <text:p text:style-name="P7"/>
      <text:p text:style-name="P7"><text:s text:c="2"/>if (fptr) {</text:p>
      <text:p text:style-name="P7"><text:s text:c="4"/>while ((c = getc(fptr)) != EOF)</text:p>
      <text:p text:style-name="P7"><text:s text:c="8"/>putchar(c);</text:p>
      <text:p text:style-name="P7"><text:s text:c="4"/>fclose(fptr);</text:p>
      <text:p text:style-name="P7"><text:s text:c="2"/>}</text:p>
      <text:p text:style-name="P7"/>
      <text:p text:style-name="P7"/>
      <text:p text:style-name="P7">}</text:p>
      <text:p text:style-name="P7"/>
      <text:p text:style-name="P7">tb@tb-os:~/Projects/AdvOSLab1$ ./print_map </text:p>
      <text:p text:style-name="P7">00400000-00401000 r-xp 00000000 08:05 5279519 <text:s text:c="27"/>/home/tb/Projects/AdvOSLab1/print_map</text:p>
      <text:p text:style-name="P7">00600000-00601000 r--p 00000000 08:05 5279519 <text:s text:c="27"/>/home/tb/Projects/AdvOSLab1/print_map</text:p>
      <text:p text:style-name="P7">00601000-00602000 rw-p 00001000 08:05 5279519 <text:s text:c="27"/>/home/tb/Projects/AdvOSLab1/print_map</text:p>
      <text:p text:style-name="P7">00a7b000-00a9c000 rw-p 00000000 00:00 0 <text:s text:c="33"/>[heap]</text:p>
      <text:p text:style-name="P7">7f179b477000-7f179b636000 r-xp 00000000 08:05 5775180 <text:s text:c="19"/>/lib/x86_64-linux-gnu/libc-2.23.so</text:p>
      <text:p text:style-name="P7">7f179b636000-7f179b836000 ---p 001bf000 08:05 5775180 <text:s text:c="19"/>/lib/x86_64-linux-gnu/libc-2.23.so</text:p>
      <text:p text:style-name="P7">7f179b836000-7f179b83a000 r--p 001bf000 08:05 5775180 <text:s text:c="19"/>/lib/x86_64-linux-gnu/libc-2.23.so</text:p>
      <text:p text:style-name="P7">7f179b83a000-7f179b83c000 rw-p 001c3000 08:05 5775180 <text:s text:c="19"/>/lib/x86_64-linux-gnu/libc-2.23.so</text:p>
      <text:p text:style-name="P7">7f179b83c000-7f179b840000 rw-p 00000000 00:00 0 </text:p>
      <text:p text:style-name="P7">7f179b840000-7f179b866000 r-xp 00000000 08:05 5771709 <text:s text:c="19"/>/lib/x86_64-linux-gnu/ld-2.23.so</text:p>
      <text:p text:style-name="P7">7f179ba46000-7f179ba49000 rw-p 00000000 00:00 0 </text:p>
      <text:p text:style-name="P7">7f179ba63000-7f179ba65000 rw-p 00000000 00:00 0 </text:p>
      <text:p text:style-name="P7">7f179ba65000-7f179ba66000 r--p 00025000 08:05 5771709 <text:s text:c="19"/>/lib/x86_64-linux-gnu/ld-2.23.so</text:p>
      <text:p text:style-name="P7">7f179ba66000-7f179ba67000 rw-p 00026000 08:05 5771709 <text:s text:c="19"/>/lib/x86_64-linux-gnu/ld-2.23.so</text:p>
      <text:p text:style-name="P7">7f179ba67000-7f179ba68000 rw-p 00000000 00:00 0 </text:p>
      <text:p text:style-name="P7">7ffcb282c000-7ffcb284d000 rw-p 00000000 00:00 0 <text:s text:c="25"/>[stack]</text:p>
      <text:p text:style-name="P7"><text:soft-page-break/>7ffcb29b1000-7ffcb29b3000 r--p 00000000 00:00 0 <text:s text:c="25"/>[vvar]</text:p>
      <text:p text:style-name="P7">7ffcb29b3000-7ffcb29b5000 r-xp 00000000 00:00 0 <text:s text:c="25"/>[vdso]</text:p>
      <text:p text:style-name="P7">ffffffffff600000-ffffffffff601000 r-xp 00000000 00:00 0 <text:s text:c="17"/>[vsyscall]</text:p>
      <text:p text:style-name="P8"/>
      <text:p text:style-name="P5"><text:change-end text:change-id="ct182411360"/>Put the result of your program in your report and <text:change-start text:change-id="ct182412608"/><text:span text:style-name="T1">write a few sentences about what it means.</text:span><text:change-end text:change-id="ct182412608"/> I want you to look at the output, read the documentation to understand its fields,<text:change-start text:change-id="ct182425152"/></text:p>
      <text:p text:style-name="P43"><text:s text:c="7"/><text:span text:style-name="T3">/proc/[pid]/maps</text:span></text:p>
      <text:p text:style-name="Preformatted_20_Text"><text:s text:c="14"/>A file containing the currently mapped memory regions and</text:p>
      <text:p text:style-name="Preformatted_20_Text"><text:s text:c="14"/>their access permissions. <text:s/>See <text:a xlink:type="simple" xlink:href="http://man7.org/linux/man-pages/man2/mmap.2.html" text:style-name="Internet_20_link" text:visited-style-name="Visited_20_Internet_20_Link">mmap(2)</text:a> for some further</text:p>
      <text:p text:style-name="P30"><text:s text:c="14"/>information about memory mappings.</text:p>
      <text:p text:style-name="P43"><text:span text:style-name="T3">address</text:span> <text:s text:c="10"/><text:span text:style-name="T3">perms offset</text:span> <text:s/><text:span text:style-name="T3">dev</text:span> <text:s text:c="2"/><text:span text:style-name="T3">inode</text:span> <text:s text:c="6"/><text:span text:style-name="T3">pathname</text:span></text:p>
      <text:p text:style-name="P30">00400000-00452000 r-xp 00000000 08:02 173521 <text:s text:c="5"/>/usr/bin/dbus-daemon</text:p>
      <text:p text:style-name="P31"><text:a xlink:type="simple" xlink:href="http://stackoverflow.com/questions/19938324/what-are-vdso-and-vsyscall" text:style-name="Internet_20_link" text:visited-style-name="Visited_20_Internet_20_Link"><text:span text:style-name="T6">http://stackoverflow.com/questions/19938324/what-are-vdso-and-vsyscall</text:span></text:a></text:p>
      <text:p text:style-name="P31">“</text:p>
      <text:p text:style-name="P33"><text:change-end text:change-id="ct182425152"/><text:change-start text:change-id="ct182428672"/>The <text:span text:style-name="Emphasis">vsyscall</text:span> and <text:span text:style-name="Emphasis">vDSO</text:span> segments are two mechanisms used to accelerate certain system calls in Linux. For instance, <text:span text:style-name="Source_20_Text">gettimeofday</text:span> is usually invoked through this mechanism. The first mechanism introduced was <text:span text:style-name="Emphasis">vsyscall</text:span>, which was added as a way to execute specific system calls which do not need any real level of privilege to run in order to reduce the system call overhead. Following the previous example, all <text:span text:style-name="Source_20_Text">gettimeofday</text:span> needs to do is to read the kernel's the current time. There are applications that call <text:span text:style-name="Source_20_Text">gettimeofday</text:span> frequently (e.g to generate timestamps), to the point that they care about even a little bit of overhead. To address this concern, the kernel maps into user space a page containing the current time and a fast <text:span text:style-name="Source_20_Text">gettimeofday</text:span> implementation (i.e. just a function which reads the time saved into <text:span text:style-name="Emphasis">vsyscall</text:span>). Using this virtual system call, the C library can provide a fast <text:span text:style-name="Source_20_Text">gettimeofday</text:span> which does not have the overhead introduced by the context switch between kernel space and user space usually introduced by the classic system call model <text:span text:style-name="Source_20_Text">INT 0x80</text:span> or <text:span text:style-name="Source_20_Text">SYSCALL</text:span>.</text:p>
      <text:p text:style-name="Text_20_body">However, this <text:span text:style-name="Emphasis">vsyscall</text:span> mechanism has some limitations: the memory allocated is small and allows only 4 system calls, and, more important and serious, the <text:span text:style-name="Emphasis">vsyscall</text:span> page is statically allocated to the same address in each process, since the location of the <text:span text:style-name="Emphasis">vsyscall</text:span> page is nailed down in the kernel ABI. This static allocation of the vsyscall compromises the benefit introduced by the memory space randomisation commonly used by Linux. An attacker, after compromising an application by exploiting a stack-overflow, can invoke a system call from the <text:span text:style-name="Emphasis">vsyscall</text:span> page with arbitrary parameters. All he needs is the address of the system call, which is easily predicable as it is statically allocated (if you try to run again your command even with different applications, you'll notice that the address of the <text:span text:style-name="Emphasis">vsyscall</text:span> does not change). It would be nice to remove or at least randomize the location of the vsyscall page to thwart this type of attack. Unfortunately, applications depend on the existence and exact address of that page, so nothing can be done.</text:p>
      <text:p text:style-name="Text_20_body"><text:soft-page-break/>This security issue has been addressed by replacing all system call instructions at fixed addresses by a special trap instruction. An application trying to call into the <text:span text:style-name="Emphasis">vsyscall</text:span> page will trap into the kernel, which will then emulate the desired virtual system call in kernel space. The result is a kernel system call emulating a virtual system call which was put there to avoid the kernel system call in the first place. The result is a <text:span text:style-name="Emphasis">vsyscall</text:span> which takes longer to execute but, crucially, does not break the existing ABI. In any case, the slowdown will only be seen if the application is trying to use the <text:span text:style-name="Emphasis">vsyscall</text:span> page instead of the <text:span text:style-name="Emphasis">vDSO</text:span>.</text:p>
      <text:p text:style-name="Text_20_body">The <text:span text:style-name="Emphasis">vDSO</text:span> offers the same functionality as the vsyscall, while overcoming its limitations. The vDSO (Virtual Dynamically linked Shared Objects) is a memory area allocated in user space which exposes some kernel functionalities at user space in a safe manner. This has been introduced to solve the security threats caused by the <text:span text:style-name="Source_20_Text">vsyscall</text:span>. The vDSO is dynamically allocated which solves security concerns and can have more than 4 system calls. The <text:span text:style-name="Emphasis">vDSO</text:span> links are provided via the glibc library. The linker will link in the glibc <text:span text:style-name="Emphasis">vDSO</text:span> functionality, provided that such a routine has an accompanying <text:span text:style-name="Emphasis">vDSO</text:span> version, such as <text:span text:style-name="Source_20_Text">gettimeofday</text:span>. When your program executes, if your kernel does not have <text:span text:style-name="Emphasis">vDSO</text:span> support, a traditional syscall will be made. </text:p>
      <text:p text:style-name="P30">“</text:p>
      <text:p text:style-name="P32"><text:change-end text:change-id="ct182428672"/><text:change-start text:change-id="ct182466096"/>/*</text:p>
      <text:p text:style-name="Preformatted_20_Text"><text:a xlink:type="simple" xlink:href="http://lxr.free-electrons.com/source/arch/x86/include/asm/vvar.h?v=3.14#L2" office:name="L2" text:style-name="Internet_20_link" text:visited-style-name="Visited_20_Internet_20_Link"><text:s/></text:a><text:a xlink:type="simple" xlink:href="http://lxr.free-electrons.com/source/arch/x86/include/asm/vvar.h?v=3.14#L2" office:name="L2" text:style-name="Internet_20_link" text:visited-style-name="Visited_20_Internet_20_Link"><text:span text:style-name="T3">2</text:span></text:a><text:span text:style-name="T3"> <text:s/>* vvar.h: Shared vDSO/kernel variable declarations</text:span></text:p>
      <text:p text:style-name="Preformatted_20_Text"><text:a xlink:type="simple" xlink:href="http://lxr.free-electrons.com/source/arch/x86/include/asm/vvar.h?v=3.14#L3" office:name="L3" text:style-name="Internet_20_link" text:visited-style-name="Visited_20_Internet_20_Link"><text:s/></text:a><text:a xlink:type="simple" xlink:href="http://lxr.free-electrons.com/source/arch/x86/include/asm/vvar.h?v=3.14#L3" office:name="L3" text:style-name="Internet_20_link" text:visited-style-name="Visited_20_Internet_20_Link"><text:span text:style-name="T3">3</text:span></text:a><text:span text:style-name="T3"> <text:s/>* Copyright (c) 2011 Andy Lutomirski</text:span></text:p>
      <text:p text:style-name="Preformatted_20_Text"><text:a xlink:type="simple" xlink:href="http://lxr.free-electrons.com/source/arch/x86/include/asm/vvar.h?v=3.14#L4" office:name="L4" text:style-name="Internet_20_link" text:visited-style-name="Visited_20_Internet_20_Link"><text:s/></text:a><text:a xlink:type="simple" xlink:href="http://lxr.free-electrons.com/source/arch/x86/include/asm/vvar.h?v=3.14#L4" office:name="L4" text:style-name="Internet_20_link" text:visited-style-name="Visited_20_Internet_20_Link"><text:span text:style-name="T3">4</text:span></text:a><text:span text:style-name="T3"> <text:s/>* Subject to the GNU General Public License, version 2</text:span></text:p>
      <text:p text:style-name="Preformatted_20_Text"><text:a xlink:type="simple" xlink:href="http://lxr.free-electrons.com/source/arch/x86/include/asm/vvar.h?v=3.14#L5" office:name="L5" text:style-name="Internet_20_link" text:visited-style-name="Visited_20_Internet_20_Link"><text:s/></text:a><text:a xlink:type="simple" xlink:href="http://lxr.free-electrons.com/source/arch/x86/include/asm/vvar.h?v=3.14#L5" office:name="L5" text:style-name="Internet_20_link" text:visited-style-name="Visited_20_Internet_20_Link"><text:span text:style-name="T3">5</text:span></text:a><text:span text:style-name="T3"> <text:s/>*</text:span></text:p>
      <text:p text:style-name="Preformatted_20_Text"><text:a xlink:type="simple" xlink:href="http://lxr.free-electrons.com/source/arch/x86/include/asm/vvar.h?v=3.14#L6" office:name="L6" text:style-name="Internet_20_link" text:visited-style-name="Visited_20_Internet_20_Link"><text:s/></text:a><text:a xlink:type="simple" xlink:href="http://lxr.free-electrons.com/source/arch/x86/include/asm/vvar.h?v=3.14#L6" office:name="L6" text:style-name="Internet_20_link" text:visited-style-name="Visited_20_Internet_20_Link"><text:span text:style-name="T3">6</text:span></text:a><text:span text:style-name="T3"> <text:s/>* A handful of variables are accessible (read-only) from userspace</text:span></text:p>
      <text:p text:style-name="Preformatted_20_Text"><text:a xlink:type="simple" xlink:href="http://lxr.free-electrons.com/source/arch/x86/include/asm/vvar.h?v=3.14#L7" office:name="L7" text:style-name="Internet_20_link" text:visited-style-name="Visited_20_Internet_20_Link"><text:s/></text:a><text:a xlink:type="simple" xlink:href="http://lxr.free-electrons.com/source/arch/x86/include/asm/vvar.h?v=3.14#L7" office:name="L7" text:style-name="Internet_20_link" text:visited-style-name="Visited_20_Internet_20_Link"><text:span text:style-name="T3">7</text:span></text:a><text:span text:style-name="T3"> <text:s/>* code in the vsyscall page and the vdso. <text:s/>They are declared here.</text:span></text:p>
      <text:p text:style-name="Preformatted_20_Text"><text:a xlink:type="simple" xlink:href="http://lxr.free-electrons.com/source/arch/x86/include/asm/vvar.h?v=3.14#L8" office:name="L8" text:style-name="Internet_20_link" text:visited-style-name="Visited_20_Internet_20_Link"><text:s/></text:a><text:a xlink:type="simple" xlink:href="http://lxr.free-electrons.com/source/arch/x86/include/asm/vvar.h?v=3.14#L8" office:name="L8" text:style-name="Internet_20_link" text:visited-style-name="Visited_20_Internet_20_Link"><text:span text:style-name="T3">8</text:span></text:a><text:span text:style-name="T3"> <text:s/>* Some other file must define them with DEFINE_VVAR.</text:span></text:p>
      <text:p text:style-name="Preformatted_20_Text"><text:a xlink:type="simple" xlink:href="http://lxr.free-electrons.com/source/arch/x86/include/asm/vvar.h?v=3.14#L9" office:name="L9" text:style-name="Internet_20_link" text:visited-style-name="Visited_20_Internet_20_Link"><text:s/></text:a><text:a xlink:type="simple" xlink:href="http://lxr.free-electrons.com/source/arch/x86/include/asm/vvar.h?v=3.14#L9" office:name="L9" text:style-name="Internet_20_link" text:visited-style-name="Visited_20_Internet_20_Link"><text:span text:style-name="T3">9</text:span></text:a><text:span text:style-name="T3"> <text:s/>*</text:span></text:p>
      <text:p text:style-name="Preformatted_20_Text"><text:a xlink:type="simple" xlink:href="http://lxr.free-electrons.com/source/arch/x86/include/asm/vvar.h?v=3.14#L10" office:name="L10" text:style-name="Internet_20_link" text:visited-style-name="Visited_20_Internet_20_Link"><text:span text:style-name="T3">10</text:span></text:a><text:span text:style-name="T3"> <text:s/>* In normal kernel code, they are used like any other variable.</text:span></text:p>
      <text:p text:style-name="Preformatted_20_Text"><text:a xlink:type="simple" xlink:href="http://lxr.free-electrons.com/source/arch/x86/include/asm/vvar.h?v=3.14#L11" office:name="L11" text:style-name="Internet_20_link" text:visited-style-name="Visited_20_Internet_20_Link"><text:span text:style-name="T3">11</text:span></text:a><text:span text:style-name="T3"> <text:s/>* In user code, they are accessed through the VVAR macro.</text:span></text:p>
      <text:p text:style-name="Preformatted_20_Text"><text:a xlink:type="simple" xlink:href="http://lxr.free-electrons.com/source/arch/x86/include/asm/vvar.h?v=3.14#L12" office:name="L12" text:style-name="Internet_20_link" text:visited-style-name="Visited_20_Internet_20_Link"><text:span text:style-name="T3">12</text:span></text:a><text:span text:style-name="T3"> <text:s/>*</text:span></text:p>
      <text:p text:style-name="Preformatted_20_Text"><text:a xlink:type="simple" xlink:href="http://lxr.free-electrons.com/source/arch/x86/include/asm/vvar.h?v=3.14#L13" office:name="L13" text:style-name="Internet_20_link" text:visited-style-name="Visited_20_Internet_20_Link"><text:span text:style-name="T3">13</text:span></text:a><text:span text:style-name="T3"> <text:s/>* These variables live in a page of kernel data that has an extra RO</text:span></text:p>
      <text:p text:style-name="Preformatted_20_Text"><text:a xlink:type="simple" xlink:href="http://lxr.free-electrons.com/source/arch/x86/include/asm/vvar.h?v=3.14#L14" office:name="L14" text:style-name="Internet_20_link" text:visited-style-name="Visited_20_Internet_20_Link"><text:span text:style-name="T3">14</text:span></text:a><text:span text:style-name="T3"> <text:s/>* mapping for userspace. <text:s/>Each variable needs a unique offset within</text:span></text:p>
      <text:p text:style-name="Preformatted_20_Text"><text:a xlink:type="simple" xlink:href="http://lxr.free-electrons.com/source/arch/x86/include/asm/vvar.h?v=3.14#L15" office:name="L15" text:style-name="Internet_20_link" text:visited-style-name="Visited_20_Internet_20_Link"><text:span text:style-name="T3">15</text:span></text:a><text:span text:style-name="T3"> <text:s/>* that page; specify that offset with the DECLARE_VVAR macro. <text:s/>(If</text:span></text:p>
      <text:p text:style-name="Preformatted_20_Text"><text:a xlink:type="simple" xlink:href="http://lxr.free-electrons.com/source/arch/x86/include/asm/vvar.h?v=3.14#L16" office:name="L16" text:style-name="Internet_20_link" text:visited-style-name="Visited_20_Internet_20_Link"><text:span text:style-name="T3">16</text:span></text:a><text:span text:style-name="T3"> <text:s/>* you mess up, the linker will catch it.)</text:span></text:p>
      <text:p text:style-name="P30"><text:a xlink:type="simple" xlink:href="http://lxr.free-electrons.com/source/arch/x86/include/asm/vvar.h?v=3.14#L17" office:name="L17" text:style-name="Internet_20_link" text:visited-style-name="Visited_20_Internet_20_Link"><text:span text:style-name="T3">17</text:span></text:a><text:span text:style-name="T3"> <text:s/>*/</text:span></text:p>
      <text:p text:style-name="P30"><text:change-end text:change-id="ct182466096"/><text:change-start text:change-id="ct182461040"/></text:p>
      <text:p text:style-name="P9"><text:span text:style-name="T5">It looks like we have a few different types of mappings. <text:s/>There are things that are the property of the process. <text:s/>There’s also the stuff that has to do with supporting libc. <text:s text:c="3"/>It looks like libc and ld are both c library resources. <text:s/>There’re pointers to the heap, the stack, and process memory. <text:s/>There’s an address for system calls. <text:s/>Vdso = </text:span><text:change-end text:change-id="ct182461040"/><text:change-start text:change-id="ct182466816"/>vDSO (<text:span text:style-name="T7">virtual dynamically linked shared object</text:span>) is a Linux kernel mechanism for exporting a carefully selected set of kernel space routines to user space applications so that applications can call these kernel space routines in-process, without incurring the performance penalty of a context switch that is inherent when ...<text:change-end text:change-id="ct182466816"/><text:change-start text:change-id="ct182467488"/></text:p>
      <text:p text:style-name="P10"><text:change-end text:change-id="ct182467488"/><text:soft-page-break/><text:s/>then think about <text:change-start text:change-id="ct182212224"/><text:span text:style-name="T1">what is the most interesting thing you found in your output and write a few sentences about what that is</text:span><text:change-end text:change-id="ct182212224"/>. <text:change-start text:change-id="ct182468208"/></text:p>
      <text:p text:style-name="P44"><text:change-end text:change-id="ct182468208"/><text:change-start text:change-id="ct182471136"/>If the <text:span text:style-name="T3">pathname</text:span> field is blank, this is an anonymous mapping</text:p>
      <text:p text:style-name="Preformatted_20_Text"><text:s text:c="14"/>as obtained via <text:a xlink:type="simple" xlink:href="http://man7.org/linux/man-pages/man2/mmap.2.html" text:style-name="Internet_20_link" text:visited-style-name="Visited_20_Internet_20_Link">mmap(2)</text:a>. <text:s/>There is no easy way to coordinate</text:p>
      <text:p text:style-name="Preformatted_20_Text"><text:s text:c="14"/>this back to a process's source, short of running it through</text:p>
      <text:p text:style-name="P30"><text:s text:c="14"/><text:a xlink:type="simple" xlink:href="http://man7.org/linux/man-pages/man1/gdb.1.html" text:style-name="Internet_20_link" text:visited-style-name="Visited_20_Internet_20_Link">gdb(1)</text:a>, <text:a xlink:type="simple" xlink:href="http://man7.org/linux/man-pages/man1/strace.1.html" text:style-name="Internet_20_link" text:visited-style-name="Visited_20_Internet_20_Link">strace(1)</text:a>, or similar.<text:change-end text:change-id="ct182471136"/><text:change-start text:change-id="ct182470416"/></text:p>
      <text:p text:style-name="P10"><text:change-end text:change-id="ct182470416"/>Also answer this question: Report the base address of your executable (the start of the text section) and the start address of <text:span text:style-name="Source_20_Text">libc</text:span>. Why are these numbers so different? <text:change-start text:change-id="ct182470800"/></text:p>
      <text:p text:style-name="P6"><text:change-end text:change-id="ct182470800"/><text:change-start text:change-id="ct182473216"/>Base address of process: <text:s/>00400000</text:p>
      <text:p text:style-name="P6">Base of libc: <text:s/><text:change-end text:change-id="ct182473216"/><text:change-start text:change-id="ct182473440"/>7f179b477000<text:change-end text:change-id="ct182473440"/></text:p>
      <text:h text:style-name="Heading_20_3" text:outline-level="3">Getrusage</text:h>
      <text:p text:style-name="P11">Next, call <text:span text:style-name="Source_20_Text">getrusage</text:span> at the end of your program and print out the fields. Pay particular attention to <text:span text:style-name="Source_20_Text">utime</text:span>, <text:span text:style-name="Source_20_Text">stime</text:span>, <text:span text:style-name="Source_20_Text">maxrss</text:span>, <text:span text:style-name="Source_20_Text">minflt</text:span>, <text:span text:style-name="Source_20_Text">majflt</text:span>, <text:span text:style-name="Source_20_Text">inblock</text:span>, <text:span text:style-name="Source_20_Text">oublock</text:span>, voluntary and involuntary context switches. <text:change-start text:change-id="ct182478832"/><text:line-break/><text:span text:style-name="T8">User CPU Seconds: 0</text:span></text:p>
      <text:p text:style-name="P12">User CPU uSeconds: 0</text:p>
      <text:p text:style-name="P12">System CPU Seconds: 0</text:p>
      <text:p text:style-name="P12">System CPU uSeconds: 0</text:p>
      <text:p text:style-name="P12">Max Resident Set Size: 3012</text:p>
      <text:p text:style-name="P12">Integral Shared Mem Size: 0</text:p>
      <text:p text:style-name="P12">Integral Unshared Mem Size: 0</text:p>
      <text:p text:style-name="P12">Integral Unshared Stack Size: 0</text:p>
      <text:p text:style-name="P12">Page Reclaims (Soft Page Faults): 76</text:p>
      <text:p text:style-name="P12">Hard Page Faults: 0</text:p>
      <text:p text:style-name="P12">Swaps: 0</text:p>
      <text:p text:style-name="P12">Block Input Ops: 0</text:p>
      <text:p text:style-name="P12">Block Output Ops: 0</text:p>
      <text:p text:style-name="P12">IPC Msgs Sent: 0</text:p>
      <text:p text:style-name="P12">IPC Msgs Rcvd: 0</text:p>
      <text:p text:style-name="P12">Signals Rcvd: 0</text:p>
      <text:p text:style-name="P12">Voluntary Context Switches: 0</text:p>
      <text:p text:style-name="P12"><text:soft-page-break/>Involuntary Context Switches: 3<text:change-end text:change-id="ct182478832"/><text:change-start text:change-id="ct182482608"/></text:p>
      <text:p text:style-name="P12">Time <text:change-end text:change-id="ct182482608"/><text:change-start text:change-id="ct182390272"/>measurement in jiffies...<text:change-end text:change-id="ct182390272"/></text:p>
      <text:h text:style-name="Heading_20_3" text:outline-level="3">perf_event_open</text:h>
      <text:p text:style-name="Text_20_body">You will use the <text:span text:style-name="Source_20_Text">perf_event_open</text:span> interface to measure your code. You can do this in a VM or not, but please specify in your report what you have done. Note that you have to configure your kernel to support perf and you might need to build the perf tools yourself if you are booting the latest kernel (as I requested in Lab 0, but which is not 100% necessary for this lab). Read the documentation. It is pretty wild how you call it, right? Does using the <text:span text:style-name="Source_20_Text">syscall</text:span> routine mean there is a syscall opcode in your program? Check using <text:span text:style-name="Source_20_Text">objdump -d</text:span> and explain what you find in your report. <text:change-start text:change-id="ct182488352"/></text:p>
      <text:p text:style-name="P18"><text:s text:c="2"/>400b40:<text:tab/>e8 0b fd ff ff <text:s text:c="6"/><text:tab/>callq <text:s/>400850 &lt;<text:a xlink:type="simple" xlink:href="mailto:syscall@plt" text:style-name="Internet_20_link" text:visited-style-name="Visited_20_Internet_20_Link">syscall@plt</text:a>&gt;</text:p>
      <text:p text:style-name="P18"><text:change-end text:change-id="ct182488352"/><text:change-start text:change-id="ct182490976"/>This seems to be a regular function call into a function referenced in the <text:change-end text:change-id="ct182490976"/><text:change-start text:change-id="ct182216448"/>physical lookup table. <text:s/>Syscall man page seems to suggest this <text:change-end text:change-id="ct182216448"/><text:change-start text:change-id="ct182216800"/>function makes the system call, but it’s not technically in my program.<text:change-end text:change-id="ct182216800"/></text:p>
      <text:p text:style-name="Text_20_body">We want you to monitor the following events: level 1 data cache accesses and misses, and data TLB misses. Figuring out how to encode those events into perf_event_open is not trivial, so use the force (and the Internet). Note the division of events into read, write and prefetch. According to my experiments, the level 1 data cache experiences many misses due to prefetch, but they do not count prefetch accesses or prefetch data TLB misses (the latter likely because a prefetch that would cause a TLB miss is dropped). <text:change-start text:change-id="ct182494768"/></text:p>
      <text:p text:style-name="Preformatted_20_Text">(perf_hw_cache_id) | (perf_hw_cache_op_id &lt;&lt; 8) |</text:p>
      <text:p text:style-name="Preformatted_20_Text">(perf_hw_cache_op_result_id &lt;&lt; 16)</text:p>
      <text:p text:style-name="Preformatted_20_Text"/>
      <text:p text:style-name="P45">where <text:span text:style-name="T3">perf_hw_cache_id</text:span> is <text:change-end text:change-id="ct182494768"/><text:change-start text:change-id="ct182491552"/><text:span text:style-name="T9">one of:</text:span></text:p>
      <text:p text:style-name="P46"><text:s/>PERF_COUNT_HW_CACHE_L1D<text:change-end text:change-id="ct182491552"/><text:change-start text:change-id="ct182492912"/></text:p>
      <text:p text:style-name="P30"><text:change-end text:change-id="ct182492912"/><text:change-start text:change-id="ct182495728"/><text:s/><text:span text:style-name="T7">PERF_COUNT_HW_CACHE_DTLB</text:span><text:change-end text:change-id="ct182495728"/><text:change-start text:change-id="ct182498864"/><text:span text:style-name="T7"><text:line-break/>and </text:span><text:span text:style-name="T4">perf_hw_cache_op_id</text:span><text:span text:style-name="T7"> is one of:<text:line-break/> PERF_COUNT_HW_CACHE_OP_READ<text:line-break/> PERF_COUNT_HW_CACHE_OP_WRITE<text:line-break/></text:span><text:change-end text:change-id="ct182498864"/><text:change-start text:change-id="ct182502688"/><text:span text:style-name="T7"> PERF_COUNT_HW_CACHE_OP_PREFETCH<text:line-break/>and </text:span><text:span text:style-name="T4">perf_hw_cache_op_result_id</text:span><text:span text:style-name="T7"> is one of:<text:line-break/> PERF_COUNT_HW_CACHE_RESULT_ACCESS<text:line-break/> PERF_COUNT_HW_CACHE_RESULT_MISS</text:span><text:change-end text:change-id="ct182502688"/><text:change-start text:change-id="ct182217856"/></text:p>
      <text:p text:style-name="P13">L1 Data Cache Accesses - </text:p>
      <text:p text:style-name="P15">3 Codes for 3 types of accesses<text:line-break/>PERF_COUNT_HW_CACHE_L1D | (PERF_COUNT_HW_CACHE_OP_READ &lt;&lt; 8) | (PERF_COUNT_HW_CACHE_RESULT_ACCESS<text:span text:style-name="T10"> &lt;&lt; 16</text:span>) <text:s/></text:p>
      <text:p text:style-name="P15">PERF_COUNT_HW_CACHE_L1D | (PERF_COUNT_HW_CACHE_OP_WRITE &lt;&lt; 8) | (PERF_COUNT_HW_CACHE_RESULT_ACCESS<text:span text:style-name="T10"> &lt;&lt; 16</text:span>) <text:s/></text:p>
      <text:p text:style-name="P15">PERF_COUNT_HW_CACHE_L1D | (PERF_COUNT_HW_CACHE_OP_PREFETCH &lt;&lt; 8) | (PERF_COUNT_HW_CACHE_RESULT_ACCESS<text:span text:style-name="T10"> &lt;&lt; 16</text:span>)</text:p>
      <text:p text:style-name="P13"><text:soft-page-break/>L1 Data Cache Misses</text:p>
      <text:p text:style-name="P14">3 Codes for 3 types of accesses<text:line-break/>PERF_COUNT_HW_CACHE_L1D | (PERF_COUNT_HW_CACHE_OP_READ &lt;&lt; 8) | (PERF_COUNT_HW_CACHE_RESULT_<text:span text:style-name="T10">MISS &lt;&lt; 16</text:span>) <text:s/></text:p>
      <text:p text:style-name="P15">PERF_COUNT_HW_CACHE_L1D | (PERF_COUNT_HW_CACHE_OP_WRITE &lt;&lt; 8) | (PERF_COUNT_HW_CACHE_RESULT_<text:span text:style-name="T10">MISS &lt;&lt; 16</text:span>) <text:s/><text:span text:style-name="T11">UNSUPPORTED</text:span></text:p>
      <text:p text:style-name="P15">PERF_COUNT_HW_CACHE_L1D | (PERF_COUNT_HW_CACHE_OP_PREFETCH &lt;&lt; 8) | (PERF_COUNT_HW_CACHE_RESULT_<text:span text:style-name="T10">MISS &lt;&lt; 16</text:span>)</text:p>
      <text:p text:style-name="P13">Data TLB Misses<text:change-end text:change-id="ct182217856"/><text:change-start text:change-id="ct182505872"/></text:p>
      <text:p text:style-name="P15">3 Codes for 3 types of accesses<text:line-break/>PERF_COUNT_HW_CACHE_<text:span text:style-name="T10">DTLB</text:span> | (PERF_COUNT_HW_CACHE_OP_READ &lt;&lt; 8) | (PERF_COUNT_HW_CACHE_RESULT_<text:span text:style-name="T10">MISS &lt;&lt; 16</text:span>) <text:s/></text:p>
      <text:p text:style-name="P15">PERF_COUNT_HW_CACHE_<text:span text:style-name="T10">DTLB</text:span> | (PERF_COUNT_HW_CACHE_OP_WRITE &lt;&lt; 8) | (PERF_COUNT_HW_CACHE_RESULT_<text:span text:style-name="T10">MISS &lt;&lt; 16</text:span>) <text:s/><text:span text:style-name="T11">UNSUPPORTED</text:span></text:p>
      <text:p text:style-name="P15">PERF_COUNT_HW_CACHE_<text:span text:style-name="T10">DTLB</text:span> | (PERF_COUNT_HW_CACHE_OP_PREFETCH &lt;&lt; 8) | (PERF_COUNT_HW_CACHE_RESULT_<text:span text:style-name="T10">MISS &lt;&lt; 16</text:span>)<text:change-end text:change-id="ct182505872"/><text:change-start text:change-id="ct182506512"/> <text:s/><text:span text:style-name="T11">UNSUPPORTED</text:span><text:change-end text:change-id="ct182506512"/></text:p>
      <text:p text:style-name="Text_20_body">Allocate a 1GB buffer, and pass the pointer to this routine (I'm assuming your host and VM have at least 2GB of memory). This routine assumes a global variable called <text:span text:style-name="Source_20_Text">opt_random_access</text:span>. It also assumes your code defines the constant <text:span text:style-name="Source_20_Text">CACHE_LINE_SIZE</text:span>, which is 64 on x86 platforms (and you are allowed to hard code this constant). This code represents the behavior of a program that we wish to study. Briefly summarize its memory access behavior in your report. </text:p>
      <text:p text:style-name="Preformatted_20_Text">// p points to a region that is 1GB (ideally)</text:p>
      <text:p text:style-name="Preformatted_20_Text">void do_mem_access(char* p, int size) {</text:p>
      <text:p text:style-name="Preformatted_20_Text"><text:s text:c="8"/>int i, j, count, outer, locality;</text:p>
      <text:p text:style-name="Preformatted_20_Text"><text:s text:c="3"/>int ws_base = 0;</text:p>
      <text:p text:style-name="Preformatted_20_Text"><text:s text:c="3"/>int max_base = ((size / CACHE_LINE_SIZE) - 512);</text:p>
      <text:p text:style-name="Preformatted_20_Text"><text:s text:c="8"/>for(outer = 0; outer &lt; (1&lt;&lt;20); ++outer) {</text:p>
      <text:p text:style-name="Preformatted_20_Text"><text:s text:c="6"/>long r = simplerand() % max_base;</text:p>
      <text:p text:style-name="Preformatted_20_Text"><text:s text:c="6"/>// Pick a starting offset</text:p>
      <text:p text:style-name="Preformatted_20_Text"><text:s text:c="6"/>if( opt_random_access ) {</text:p>
      <text:p text:style-name="Preformatted_20_Text"><text:s text:c="9"/>ws_base = r;</text:p>
      <text:p text:style-name="Preformatted_20_Text"><text:s text:c="6"/>} else {</text:p>
      <text:p text:style-name="Preformatted_20_Text"><text:s text:c="9"/>ws_base += 512;</text:p>
      <text:p text:style-name="Preformatted_20_Text"><text:s text:c="9"/>if( ws_base &gt;= max_base ) {</text:p>
      <text:p text:style-name="Preformatted_20_Text"><text:s text:c="12"/>ws_base = 0;</text:p>
      <text:p text:style-name="Preformatted_20_Text"><text:s text:c="9"/>}</text:p>
      <text:p text:style-name="Preformatted_20_Text"><text:s text:c="6"/>}</text:p>
      <text:p text:style-name="Preformatted_20_Text"><text:s text:c="6"/>for(locality = 0; locality &lt; 16; locality++) {</text:p>
      <text:p text:style-name="Preformatted_20_Text"><text:s text:c="9"/>volatile char *a;</text:p>
      <text:p text:style-name="Preformatted_20_Text"><text:s text:c="9"/>char c;</text:p>
      <text:p text:style-name="Preformatted_20_Text"><text:s text:c="9"/>for(i = 0; i &lt; 512; i++) {</text:p>
      <text:p text:style-name="Preformatted_20_Text"><text:s text:c="12"/>// Working set of 512 cache lines, 32KB</text:p>
      <text:p text:style-name="Preformatted_20_Text"><text:s text:c="12"/>a = p + ws_base + i * CACHE_LINE_SIZE;</text:p>
      <text:p text:style-name="Preformatted_20_Text"><text:s text:c="12"/>if((i%8) == 0) {</text:p>
      <text:p text:style-name="Preformatted_20_Text"><text:soft-page-break/><text:s text:c="15"/>*a = 1;</text:p>
      <text:p text:style-name="Preformatted_20_Text"><text:s text:c="12"/>} else {</text:p>
      <text:p text:style-name="Preformatted_20_Text"><text:s text:c="15"/>c = *a;</text:p>
      <text:p text:style-name="Preformatted_20_Text"><text:s text:c="12"/>}</text:p>
      <text:p text:style-name="Preformatted_20_Text"><text:s text:c="9"/>}</text:p>
      <text:p text:style-name="Preformatted_20_Text"><text:s text:c="6"/>}</text:p>
      <text:p text:style-name="Preformatted_20_Text"><text:s text:c="3"/>}</text:p>
      <text:p text:style-name="P30">}</text:p>
      <text:p text:style-name="Text_20_body">This simple random number generator comes from wikipedia. We give it to you so you can observe it using a simple profiler. Note that our code calls this function whether or not it is doing a random traversal. Explain why in your report. </text:p>
      <text:p text:style-name="Preformatted_20_Text">///////////////////////////////////////////////////////////////</text:p>
      <text:p text:style-name="Preformatted_20_Text">// Simple, fast random number generator, here so we can observe it using profiler</text:p>
      <text:p text:style-name="Preformatted_20_Text">long x = 1, y = 4, z = 7, w = 13;</text:p>
      <text:p text:style-name="Preformatted_20_Text"/>
      <text:p text:style-name="Preformatted_20_Text">long simplerand(void) {</text:p>
      <text:p text:style-name="Preformatted_20_Text"><text:s text:c="8"/>long t = x;</text:p>
      <text:p text:style-name="Preformatted_20_Text"><text:s text:c="8"/>t ^= t &lt;&lt; 11;</text:p>
      <text:p text:style-name="Preformatted_20_Text"><text:s text:c="8"/>t ^= t &gt;&gt; 8;</text:p>
      <text:p text:style-name="Preformatted_20_Text"><text:s text:c="8"/>x = y;</text:p>
      <text:p text:style-name="Preformatted_20_Text"><text:s text:c="8"/>y = z;</text:p>
      <text:p text:style-name="Preformatted_20_Text"><text:s text:c="8"/>z = w;</text:p>
      <text:p text:style-name="Preformatted_20_Text"><text:s text:c="8"/>w ^= w &gt;&gt; 19;</text:p>
      <text:p text:style-name="Preformatted_20_Text"><text:s text:c="8"/>w ^= t;</text:p>
      <text:p text:style-name="Preformatted_20_Text"><text:s text:c="8"/>return w;</text:p>
      <text:p text:style-name="P30">}</text:p>
      <text:p text:style-name="Text_20_body">Enable your tracing events right before calling do_mem_access, then disable the events, read the results and report them along with the <text:span text:style-name="Source_20_Text">getrusage</text:span> results. You should compute and report the cache miss rate and the data TLB miss rate as a percentage (100.0 * cache misses / cache_accesses and 100.0 * tlb misses / cache_accesses). Also look at the counts themselves. <text:change-start text:change-id="ct182529200"/></text:p>
      <text:p text:style-name="P16">SEQUENTIAL ACCESS:<text:change-end text:change-id="ct182529200"/><text:change-start text:change-id="ct182534800"/></text:p>
      <text:p text:style-name="P16">Clearing cache</text:p>
      <text:p text:style-name="P16">Setting cpu affinitystarting instrumented stuff</text:p>
      <text:p text:style-name="P16">ending instrumented stuff</text:p>
      <text:p text:style-name="P16">L1 Data Cache Read Accesses: 44172599114</text:p>
      <text:p text:style-name="P16">L1 Data Cache Write Accesses: 268514101</text:p>
      <text:p text:style-name="P16">L1 Data Cache Prefetch Accesses: 0</text:p>
      <text:p text:style-name="P16">L1 Data Cache Read Misses: 12620477</text:p>
      <text:p text:style-name="P16">L1 Data Cache Prefetch Misses: 0</text:p>
      <text:p text:style-name="P16">DTLB Read Misses: 14110</text:p>
      <text:p text:style-name="P16">Cache Miss Rate = 12620477./44172599114 * 100% = 0.02857082728464598 %</text:p>
      <text:p text:style-name="P16"><text:soft-page-break/>TLB Miss Rate = <text:change-end text:change-id="ct182534800"/><text:change-start text:change-id="ct182531824"/>14110.0/44172599114 * 100% = 3.1942879257761394e-05 %</text:p>
      <text:p text:style-name="P16">RANDOM ACCESS:</text:p>
      <text:p text:style-name="P16"><text:change-end text:change-id="ct182531824"/><text:change-start text:change-id="ct182539680"/>Clearing cache</text:p>
      <text:p text:style-name="P16">Setting cpu affinity</text:p>
      <text:p text:style-name="P16">starting instrumented stuff</text:p>
      <text:p text:style-name="P16">ending instrumented stuff</text:p>
      <text:p text:style-name="P16">L1 Data Cache Read Accesses: 44009901750</text:p>
      <text:p text:style-name="P16">L1 Data Cache Write Accesses: 270055746</text:p>
      <text:p text:style-name="P16">L1 Data Cache Prefetch Accesses: 0</text:p>
      <text:p text:style-name="P16">L1 Data Cache Read Misses: 14909907</text:p>
      <text:p text:style-name="P16">L1 Data Cache Prefetch Misses: 0</text:p>
      <text:p text:style-name="P16">DTLB Read Misses: 411520</text:p>
      <text:p text:style-name="P16"><text:change-end text:change-id="ct182539680"/><text:change-start text:change-id="ct182540400"/>Cache Miss Rate = 14909907./44009901750 * 100% = 0.03387852825642811 %</text:p>
      <text:p text:style-name="P16">TLB Miss Rate = 411520./44009901750 * 100% = 0.0009350623010650097<text:change-end text:change-id="ct182540400"/><text:change-start text:change-id="ct182540784"/>%<text:change-end text:change-id="ct182540784"/></text:p>
      <text:p text:style-name="P17">To be even more careful about generating repeatable results you should flush the level 1 data cache before enabling the performance counters. You can do this by reading (or writing, if your cache does write allocate) a memory buffer that is larger than your cache size. Also, lock your process onto a single processor and describe the system calls you need to do this in your report. <text:change-start text:change-id="ct182548704"/><text:line-break/><text:line-break/><text:span text:style-name="T12"> <text:s/>printf("Clearing cache\n");</text:span></text:p>
      <text:p text:style-name="P18"><text:s text:c="2"/>char* wasted_space;</text:p>
      <text:p text:style-name="P18"><text:s text:c="2"/>wasted_space = (char *) malloc(64*1000*3);</text:p>
      <text:p text:style-name="P18"><text:s text:c="2"/>char x;</text:p>
      <text:p text:style-name="P18"><text:s text:c="2"/>for(int i=0; i&lt;64*1000*3; i++){</text:p>
      <text:p text:style-name="P18"><text:s text:c="4"/>x = wasted_space[i];</text:p>
      <text:p text:style-name="P18"><text:s text:c="2"/>}</text:p>
      <text:p text:style-name="P18"><text:s text:c="2"/>// set cpu affinity</text:p>
      <text:p text:style-name="P18"><text:s text:c="2"/>printf("Setting cpu affinity\n");</text:p>
      <text:p text:style-name="P18"><text:s text:c="2"/>cpu_set_t mask;</text:p>
      <text:p text:style-name="P18"><text:s text:c="2"/>CPU_ZERO(&amp;mask); <text:s/>// no cpus</text:p>
      <text:p text:style-name="P18"><text:soft-page-break/><text:s text:c="2"/>CPU_SET(0, &amp;mask); <text:s/>// add cpu zero</text:p>
      <text:p text:style-name="P18"><text:s text:c="2"/>int result = sched_setaffinity(0, sizeof(mask), &amp;mask); <text:s/>// apply mask</text:p>
      <text:p text:style-name="P18"><text:s text:c="2"/>if (result){</text:p>
      <text:p text:style-name="P18"><text:s text:c="4"/>printf("Error setting affinity code %d\n", result);</text:p>
      <text:p text:style-name="P18"><text:s text:c="2"/>}<text:change-end text:change-id="ct182548704"/></text:p>
      <text:h text:style-name="Heading_20_3" text:outline-level="3">Measuring memory access behavior</text:h>
      <text:p text:style-name="P20">This is the main part of your lab. Perform the following experiments. <text:change-start text:change-id="ct182478256"/><text:span text:style-name="T1">Allocate your buffer using </text:span><text:span text:style-name="Source_20_Text"><text:span text:style-name="T1">mmap</text:span></text:span><text:change-end text:change-id="ct182478256"/>, <text:change-start text:change-id="ct182558304"/><text:span text:style-name="T1">both mapping anonymous memory and file-backed memory</text:span><text:change-end text:change-id="ct182558304"/>. Consider <text:change-start text:change-id="ct182559472"/><text:span text:style-name="T1">sequential and random access</text:span><text:change-end text:change-id="ct182559472"/> (these are properties of the <text:span text:style-name="Source_20_Text">do_mem_access</text:span> code we supply). <text:change-start text:change-id="ct182576528"/><text:span text:style-name="T1">For file-based </text:span><text:span text:style-name="Source_20_Text"><text:span text:style-name="T1">mmap</text:span></text:span><text:span text:style-name="T1"> consider </text:span><text:span text:style-name="Source_20_Text"><text:span text:style-name="T1">MAP_PRIVATE</text:span></text:span><text:span text:style-name="T1"> and </text:span><text:span text:style-name="Source_20_Text"><text:span text:style-name="T1">MAP_SHARED</text:span></text:span><text:span text:style-name="T1">. Also consider </text:span><text:span text:style-name="Source_20_Text"><text:span text:style-name="T1">MAP_POPULATE</text:span></text:span><text:change-end text:change-id="ct182576528"/>. <text:change-start text:change-id="ct182574640"/><text:span text:style-name="T1">Consider the case when you memset the entire buffer after allocating it</text:span><text:change-end text:change-id="ct182574640"/>. <text:change-start text:change-id="ct182583328"/><text:span text:style-name="T1">Call </text:span><text:span text:style-name="Source_20_Text"><text:span text:style-name="T1">msync</text:span></text:span><text:span text:style-name="T1"> after the memset</text:span><text:change-end text:change-id="ct182583328"/>. What does that do? <text:change-start text:change-id="ct182222784"/></text:p>
      <text:p text:style-name="P22">To generate file backed:</text:p>
      <text:p text:style-name="P22">tb@tb-os:~/Projects/AdvOSLab1$ dd if=/dev/zero of=one_gb.txt count=1048576 bs=1024</text:p>
      <text:p text:style-name="P22">1048576+0 records in</text:p>
      <text:p text:style-name="P22">1048576+0 records out</text:p>
      <text:p text:style-name="P22">1073741824 bytes (1.1 GB, 1.0 GiB) copied, 2.00902 s, 534 MB/s<text:change-end text:change-id="ct182222784"/><text:change-start text:change-id="ct182548368"/></text:p>
      <text:p text:style-name="P21">Msync flushes back to memory<text:change-end text:change-id="ct182548368"/></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row>
          <table:table-cell table:style-name="Table2.A1" office:value-type="string">
            <text:p text:style-name="Table_20_Contents"/>
          </table:table-cell>
          <table:table-cell table:style-name="Table2.A1" office:value-type="string">
            <text:p text:style-name="P41"><text:change-start text:change-id="ct182558816"/>Total execution<text:change-end text:change-id="ct182558816"/></text:p>
          </table:table-cell>
          <table:table-cell table:style-name="Table2.A1" office:value-type="string">
            <text:p text:style-name="P41"><text:change-start text:change-id="ct182473952"/>CPU Utilization<text:change-end text:change-id="ct182473952"/></text:p>
          </table:table-cell>
          <table:table-cell table:style-name="Table2.A1" office:value-type="string">
            <text:p text:style-name="P41"><text:change-start text:change-id="ct182431744"/>L1 Data Cache Miss rate<text:change-end text:change-id="ct182431744"/></text:p>
          </table:table-cell>
          <table:table-cell table:style-name="Table2.A1" office:value-type="string">
            <text:p text:style-name="P41"><text:change-start text:change-id="ct182557904"/>DTLB Miss Rate<text:change-end text:change-id="ct182557904"/></text:p>
          </table:table-cell>
          <table:table-cell table:style-name="Table2.A1" office:value-type="string">
            <text:p text:style-name="P41"><text:change-start text:change-id="ct182568432"/><text:span text:style-name="T16">Soft </text:span><text:change-end text:change-id="ct182568432"/><text:change-start text:change-id="ct182568736"/>Pag<text:change-end text:change-id="ct182568736"/><text:change-start text:change-id="ct182568960"/>e faults<text:change-end text:change-id="ct182568960"/></text:p>
          </table:table-cell>
          <table:table-cell table:style-name="Table2.G1" office:value-type="string">
            <text:p text:style-name="Table_20_Contents"/>
          </table:table-cell>
        </table:table-row>
        <table:table-row>
          <table:table-cell table:style-name="Table2.A2" office:value-type="string">
            <text:p text:style-name="P36"><text:change-start text:change-id="ct182570784"/>Anonymous<text:change-end text:change-id="ct182570784"/><text:change-start text:change-id="ct182227024"/> <text:change-end text:change-id="ct182227024"/><text:change-start text:change-id="ct182547440"/>–<text:change-end text:change-id="ct182547440"/><text:change-start text:change-id="ct182476592"/> <text:span text:style-name="T15">SEQUENTIAL</text:span><text:change-end text:change-id="ct182476592"/><text:change-start text:change-id="ct182477952"/><text:span text:style-name="T15">, MAP_PRIVATE</text:span><text:change-end text:change-id="ct182477952"/></text:p>
          </table:table-cell>
          <table:table-cell table:style-name="Table2.A2" office:value-type="string">
            <text:p text:style-name="P36"/>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35"><text:change-start text:change-id="ct182477728"/>File backed <text:change-end text:change-id="ct182477728"/><text:change-start text:change-id="ct182574224"/>–<text:change-end text:change-id="ct182574224"/><text:change-start text:change-id="ct182227376"/> </text:p>
            <text:p text:style-name="P37">SEQUENTIAL,</text:p>
            <text:p text:style-name="P35">MAP_PRIVATE<text:change-end text:change-id="ct182227376"/></text:p>
          </table:table-cell>
          <table:table-cell table:style-name="Table2.A2" office:value-type="string">
            <text:p text:style-name="P35"/>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35"><text:change-start text:change-id="ct182604544"/>Anonymous – <text:span text:style-name="T15">RANDOM, MAP_PRIVATE</text:span><text:change-end text:change-id="ct182604544"/></text:p>
          </table:table-cell>
          <table:table-cell table:style-name="Table2.A2" office:value-type="string">
            <text:p text:style-name="P35"/>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35"><text:change-start text:change-id="ct182616144"/>File backed – </text:p>
            <text:p text:style-name="P37">RANDOM,</text:p>
            <text:p text:style-name="P35">MAP_PRIVATE<text:change-end text:change-id="ct182616144"/></text:p>
          </table:table-cell>
          <table:table-cell table:style-name="Table2.A2" office:value-type="string">
            <text:p text:style-name="P35"/>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39"><text:change-start text:change-id="ct182628640"/>File backed – SEQUENTIAL, <text:soft-page-break/>MAP_SHARED<text:change-end text:change-id="ct182628640"/></text:p>
          </table:table-cell>
          <table:table-cell table:style-name="Table2.A2" office:value-type="string">
            <text:p text:style-name="P38"/>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39"><text:change-start text:change-id="ct182639728"/>File backed – RANDOM, MAP_SHARED<text:change-end text:change-id="ct182639728"/></text:p>
          </table:table-cell>
          <table:table-cell table:style-name="Table2.A2" office:value-type="string">
            <text:p text:style-name="P38"/>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40"><text:change-start text:change-id="ct182551088"/>File backed – SEQUENTIAL, MAP_PRIVATE, MAP_POPU<text:change-end text:change-id="ct182551088"/><text:change-start text:change-id="ct182551312"/>LATE<text:change-end text:change-id="ct182551312"/></text:p>
          </table:table-cell>
          <table:table-cell table:style-name="Table2.A2" office:value-type="string">
            <text:p text:style-name="P38"/>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40"><text:change-start text:change-id="ct182672032"/>File backed – RANDOM, MAP_PRIVATE, MAP_POPULATE<text:change-end text:change-id="ct182672032"/></text:p>
          </table:table-cell>
          <table:table-cell table:style-name="Table2.A2" office:value-type="string">
            <text:p text:style-name="P38"/>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42"><text:change-start text:change-id="ct182683760"/>File backed <text:change-end text:change-id="ct182683760"/><text:change-start text:change-id="ct182683984"/>–<text:change-end text:change-id="ct182683984"/><text:change-start text:change-id="ct182684208"/> <text:change-end text:change-id="ct182684208"/><text:change-start text:change-id="ct182683344"/>SEQUENTIAL, MAP_PRIVATE, memset<text:change-end text:change-id="ct182683344"/></text:p>
          </table:table-cell>
          <table:table-cell table:style-name="Table2.A2" office:value-type="string">
            <text:p text:style-name="P38"/>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42"><text:change-start text:change-id="ct182695696"/>File backed – RANDOM, MAP_PRIVATE, memset<text:change-end text:change-id="ct182695696"/></text:p>
          </table:table-cell>
          <table:table-cell table:style-name="Table2.A2" office:value-type="string">
            <text:p text:style-name="P38"/>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42"><text:change-start text:change-id="ct181633488"/>File backed – SEQUENTIAL, MAP_PRIVATE, memset &amp; memsync<text:change-end text:change-id="ct181633488"/></text:p>
          </table:table-cell>
          <table:table-cell table:style-name="Table2.A2" office:value-type="string">
            <text:p text:style-name="P38"/>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42"><text:change-start text:change-id="ct181645712"/>File backed – RANDOM, MAP_PRIVATE, memset &amp; memsync<text:change-end text:change-id="ct181645712"/></text:p>
          </table:table-cell>
          <table:table-cell table:style-name="Table2.A2" office:value-type="string">
            <text:p text:style-name="P38"/>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38"/>
          </table:table-cell>
          <table:table-cell table:style-name="Table2.A2" office:value-type="string">
            <text:p text:style-name="P38"/>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38"/>
          </table:table-cell>
          <table:table-cell table:style-name="Table2.A2" office:value-type="string">
            <text:p text:style-name="P38"/>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
      <text:p text:style-name="P21"><text:change-start text:change-id="ct182232656"/><text:soft-page-break/></text:p>
      <text:p text:style-name="P20"><text:change-end text:change-id="ct182232656"/><text:change-start text:change-id="ct182643696"/></text:p>
      <text:p text:style-name="P20"><draw:frame draw:style-name="fr1" draw:name="Object1" text:anchor-type="paragraph" svg:width="6.2272in" svg:height="3.9839in" draw:z-index="0"><draw:object xlink:href="./Object 1" xlink:type="simple" xlink:show="embed" xlink:actuate="onLoad"/><draw:image xlink:href="./ObjectReplacements/Object 1" xlink:type="simple" xlink:show="embed" xlink:actuate="onLoad"/></draw:frame></text:p>
      <text:p text:style-name="P20"/>
      <text:p text:style-name="P20"/>
      <text:p text:style-name="P20"><draw:frame draw:style-name="fr2" draw:name="Object2" text:anchor-type="paragraph" svg:width="6.3028in" svg:height="3.5437in" draw:z-index="1"><draw:object xlink:href="./Object 2" xlink:type="simple" xlink:show="embed" xlink:actuate="onLoad"/><draw:image xlink:href="./ObjectReplacements/Object 2" xlink:type="simple" xlink:show="embed" xlink:actuate="onLoad"/></draw:frame></text:p>
      <text:p text:style-name="P20"><text:soft-page-break/></text:p>
      <text:p text:style-name="P26">Notice reliably worse results for Random versus sequential</text:p>
      <text:p text:style-name="P24">Test 1 <text:change-end text:change-id="ct182643696"/><text:change-start text:change-id="ct182772752"/>–<text:change-end text:change-id="ct182772752"/><text:change-start text:change-id="ct182772976"/> <text:change-end text:change-id="ct182772976"/><text:change-start text:change-id="ct182773712"/>Anonymous Map Private</text:p>
      <text:p text:style-name="P25">Faster because its not file backed</text:p>
      <text:p text:style-name="P24">Test 2 – File Backed <text:change-end text:change-id="ct182773712"/><text:change-start text:change-id="ct182766800"/><text:span text:style-name="T17">Map Private</text:span></text:p>
      <text:p text:style-name="P25">Slower than shared because it’s copy on write?</text:p>
      <text:p text:style-name="P25">Test 3 – File Backed Map Shared</text:p>
      <text:p text:style-name="P25">Test 4 – File Backed Map Private Map Populate</text:p>
      <text:p text:style-name="P26">Read ahead on file</text:p>
      <text:p text:style-name="P25">Test 5 – File Backed Map Private <text:change-end text:change-id="ct182766800"/><text:change-start text:change-id="ct182776112"/>Memset</text:p>
      <text:p text:style-name="P25">Test 6 – File Backed Map Private Memset Memsync<text:change-end text:change-id="ct182776112"/><text:change-start text:change-id="ct182238288"/></text:p>
      <text:p text:style-name="P20"><text:change-end text:change-id="ct182238288"/>Remember to<text:change-start text:change-id="ct182777744"/><text:span text:style-name="T1"> examine overall execution time and CPU utilization</text:span><text:change-end text:change-id="ct182777744"/> (often reported by the shell).<text:change-start text:change-id="ct182777232"/></text:p>
      <text:p text:style-name="P20"><text:span text:style-name="T13">To record total execution time: <text:s/></text:span><text:change-end text:change-id="ct182777232"/><text:change-start text:change-id="ct182583552"/><text:span text:style-name="T13">time -p ./print_map &amp;</text:span></text:p>
      <text:p text:style-name="P20"><text:span text:style-name="T13">To watch cpu utilization: top -p &lt;PID&gt;<text:line-break/>*Note that you can also get virtual memory and ram utilization of proc from top table</text:span><text:change-end text:change-id="ct182583552"/><text:change-start text:change-id="ct182775280"/><text:line-break/><text:change-end text:change-id="ct182775280"/> <text:change-start text:change-id="ct182780016"/>* <text:span text:style-name="T18">Soft page faults much higher for file backed than anonymous</text:span><text:change-end text:change-id="ct182780016"/></text:p>
      <text:p text:style-name="Text_20_body">Perform all of the above experiments and study the data generated by <text:span text:style-name="Source_20_Text">getrusage</text:span> and <text:span text:style-name="Source_20_Text">perf_event_open</text:span>. Describe the results in your report using tables, graphs or whatever you think is appropriate. Explain the differences between experiments and why they happen. Determine if your results are stable by <text:change-start text:change-id="ct182782336"/><text:span text:style-name="T1">running your experiment several times and measuring the standard deviation of your results</text:span><text:change-end text:change-id="ct182782336"/>. Include the results of your analysis in your report. <text:change-start text:change-id="ct182238992"/></text:p>
      <text:p text:style-name="P23">Running 7 times gives you a standard deviation that you may be 95% confident is within 50% of the true value<text:change-end text:change-id="ct182238992"/></text:p>
      <text:p text:style-name="Text_20_body">Here is an example of the sort of question you should be asking yourself. <text:change-start text:change-id="ct182240400"/><text:span text:style-name="T1">Why can your data TLB miss count be lower than the total number of data pages your application accesses</text:span><text:change-end text:change-id="ct182240400"/>? Answer this question in your report. <text:change-start text:change-id="ct182781888"/></text:p>
      <text:p text:style-name="P19">One reason is because of prefetching I think.<text:change-end text:change-id="ct182781888"/></text:p>
      <text:p text:style-name="Text_20_body"><text:change-start text:change-id="ct182785552"/><text:span text:style-name="T1">Run your program under </text:span><text:span text:style-name="Source_20_Text"><text:span text:style-name="T1">strace</text:span></text:span><text:change-end text:change-id="ct182785552"/>. <text:change-start text:change-id="ct182794704"/><text:span text:style-name="T1">Enter the output for </text:span><text:span text:style-name="Source_20_Text"><text:span text:style-name="T1">arch_prctl</text:span></text:span><text:span text:style-name="T1"> in your report and explain what this system call does. Put the output of the system call that involves </text:span><text:span text:style-name="Source_20_Text"><text:span text:style-name="T1">/etc/ld.so.preload</text:span></text:span><text:span text:style-name="T1"> in your report and explain what is going on. </text:span><text:change-end text:change-id="ct182794704"/><text:change-start text:change-id="ct182796640"/></text:p>
      <text:p text:style-name="P28"><text:change-end text:change-id="ct182796640"/><text:change-start text:change-id="ct182836320"/>tb@tb-os:~/Projects/AdvOSLab1$ strace ./print_map 1 0 0 0 0 0</text:p>
      <text:p text:style-name="P28">execve("./print_map", ["./print_map", "1", "0", "0", "0", "0", "0"], [/* 62 vars */]) = 0</text:p>
      <text:p text:style-name="P28"><text:soft-page-break/>brk(NULL) <text:s text:c="30"/>= 0xd97000</text:p>
      <text:p text:style-name="P28">access("/etc/ld.so.nohwcap", F_OK) <text:s text:c="5"/>= -1 ENOENT (No such file or directory)</text:p>
      <text:p text:style-name="P28">mmap(NULL, 8192, PROT_READ|PROT_WRITE, MAP_PRIVATE|MAP_ANONYMOUS, -1, 0) = 0x7fa2d16c2000</text:p>
      <text:p text:style-name="P28">access("/etc/ld.so.preload", R_OK) <text:s text:c="5"/>= -1 ENOENT (No such file or directory)</text:p>
      <text:p text:style-name="P28">open("/etc/ld.so.cache", O_RDONLY|O_CLOEXEC) = 3</text:p>
      <text:p text:style-name="P28">fstat(3, {st_mode=S_IFREG|0644, st_size=111640, ...}) = 0</text:p>
      <text:p text:style-name="P28">mmap(NULL, 111640, PROT_READ, MAP_PRIVATE, 3, 0) = 0x7fa2d16a6000</text:p>
      <text:p text:style-name="P28">close(3) <text:s text:c="31"/>= 0</text:p>
      <text:p text:style-name="P28">access("/etc/ld.so.nohwcap", F_OK) <text:s text:c="5"/>= -1 ENOENT (No such file or directory)</text:p>
      <text:p text:style-name="P28">open("/lib/x86_64-linux-gnu/libc.so.6", O_RDONLY|O_CLOEXEC) = 3</text:p>
      <text:p text:style-name="P28">read(3, "\177ELF\2\1\1\3\0\0\0\0\0\0\0\0\3\0&gt;\0\1\0\0\0P\t\2\0\0\0\0\0"..., 832) = 832</text:p>
      <text:p text:style-name="P28">fstat(3, {st_mode=S_IFREG|0755, st_size=1864888, ...}) = 0</text:p>
      <text:p text:style-name="P28">mmap(NULL, 3967392, PROT_READ|PROT_EXEC, MAP_PRIVATE|MAP_DENYWRITE, 3, 0) = 0x7fa2d10d6000</text:p>
      <text:p text:style-name="P28">mprotect(0x7fa2d1295000, 2097152, PROT_NONE) = 0</text:p>
      <text:p text:style-name="P28">mmap(0x7fa2d1495000, 24576, PROT_READ|PROT_WRITE, MAP_PRIVATE|MAP_FIXED|MAP_DENYWRITE, 3, 0x1bf000) = 0x7fa2d1495000</text:p>
      <text:p text:style-name="P28">mmap(0x7fa2d149b000, 14752, PROT_READ|PROT_WRITE, MAP_PRIVATE|MAP_FIXED|MAP_ANONYMOUS, -1, 0) = 0x7fa2d149b000</text:p>
      <text:p text:style-name="P28">close(3) <text:s text:c="31"/>= 0</text:p>
      <text:p text:style-name="P28">mmap(NULL, 4096, PROT_READ|PROT_WRITE, MAP_PRIVATE|MAP_ANONYMOUS, -1, 0) = 0x7fa2d16a5000</text:p>
      <text:p text:style-name="P28">mmap(NULL, 4096, PROT_READ|PROT_WRITE, MAP_PRIVATE|MAP_ANONYMOUS, -1, 0) = 0x7fa2d16a4000</text:p>
      <text:p text:style-name="P28">mmap(NULL, 4096, PROT_READ|PROT_WRITE, MAP_PRIVATE|MAP_ANONYMOUS, -1, 0) = 0x7fa2d16a3000</text:p>
      <text:p text:style-name="P28">arch_prctl(ARCH_SET_FS, 0x7fa2d16a4700) = 0</text:p>
      <text:p text:style-name="P28">mprotect(0x7fa2d1495000, 16384, PROT_READ) = 0</text:p>
      <text:p text:style-name="P28">mprotect(0x602000, 4096, PROT_READ) <text:s text:c="4"/>= 0</text:p>
      <text:p text:style-name="P28">mprotect(0x7fa2d16c4000, 4096, PROT_READ) = 0</text:p>
      <text:p text:style-name="P28"><text:soft-page-break/>munmap(0x7fa2d16a6000, 111640) <text:s text:c="9"/>= 0</text:p>
      <text:p text:style-name="P28">fstat(1, {st_mode=S_IFCHR|0620, st_rdev=makedev(136, 1), ...}) = 0</text:p>
      <text:p text:style-name="P28">brk(NULL) <text:s text:c="30"/>= 0xd97000</text:p>
      <text:p text:style-name="P28">brk(0xdb8000) <text:s text:c="26"/>= 0xdb8000</text:p>
      <text:p text:style-name="P28">write(1, "--------------------------------"..., 45--------------------------------------------</text:p>
      <text:p text:style-name="P28">) = 45</text:p>
      <text:p text:style-name="P28">getrusage(RUSAGE_SELF, {ru_utime={0, 0}, ru_stime={0, 0}, ...}) = 0</text:p>
      <text:p text:style-name="P28">arch_prctl(ARCH_GET_FS, [0x7fa2d16a4700]) = 0</text:p>
      <text:p text:style-name="P28">arch_prctl(ARCH_GET_GS, [0]) <text:s text:c="11"/>= 0</text:p>
      <text:p text:style-name="P28">open("/proc/self/maps", O_RDONLY) <text:s text:c="6"/>= 3</text:p>
      <text:p text:style-name="P28">fstat(3, {st_mode=S_IFREG|0444, st_size=0, ...}) = 0</text:p>
      <text:p text:style-name="P28">read(3, "00400000-00402000 r-xp 00000000 "..., 1024) = 1024</text:p>
      <text:p text:style-name="P28">close(3) <text:s text:c="31"/>= 0</text:p>
      <text:p text:style-name="P28">mmap(NULL, 1073741824, PROT_READ|PROT_WRITE, MAP_PRIVATE|MAP_ANONYMOUS, -1, 0) = 0x7fa2910d6000</text:p>
      <text:p text:style-name="P28">perf_event_open(0x7ffecb42eb90, 0, -1, -1, 0) = 3</text:p>
      <text:p text:style-name="P28">perf_event_open(0x7ffecb42eb90, 0, -1, -1, 0) = 4</text:p>
      <text:p text:style-name="P28">perf_event_open(0x7ffecb42eb90, 0, -1, -1, 0) = 5</text:p>
      <text:p text:style-name="P28">perf_event_open(0x7ffecb42eb90, 0, -1, -1, 0) = 6</text:p>
      <text:p text:style-name="P28">perf_event_open(0x7ffecb42eb90, 0, -1, -1, 0) = 7</text:p>
      <text:p text:style-name="P28">perf_event_open(0x7ffecb42eb90, 0, -1, -1, 0) = 8</text:p>
      <text:p text:style-name="P28">mmap(NULL, 192512, PROT_READ|PROT_WRITE, MAP_PRIVATE|MAP_ANONYMOUS, -1, 0) = 0x7fa2d1674000</text:p>
      <text:p text:style-name="P28">sched_setaffinity(0, 128, [1, 0, 0, 0, 0, 0, 0, 0, 0, 0, 0, 0, 0, 0, 0, 0, 7ffecb42ee00, 2460d95725043f00, 4019a0, 7fa2d10f6830, 0, 7ffecb42ee08, 700000000, 400e0a, 0, a30c9fb8933db6a0, 400b20, 7ffecb42ee00, 0, 0, 5cf109bd7a1db6a0, 5c493d266fadb6a0, ...]) = 0</text:p>
      <text:p text:style-name="P28">ioctl(3, PERF_EVENT_IOC_RESET, 0) <text:s text:c="6"/>= 0</text:p>
      <text:p text:style-name="P28">ioctl(4, PERF_EVENT_IOC_RESET, 0) <text:s text:c="6"/>= 0</text:p>
      <text:p text:style-name="P28">ioctl(5, PERF_EVENT_IOC_RESET, 0) <text:s text:c="6"/>= 0</text:p>
      <text:p text:style-name="P28">ioctl(6, PERF_EVENT_IOC_RESET, 0) <text:s text:c="6"/>= 0</text:p>
      <text:p text:style-name="P28"><text:soft-page-break/>ioctl(7, PERF_EVENT_IOC_RESET, 0) <text:s text:c="6"/>= 0</text:p>
      <text:p text:style-name="P28">ioctl(8, PERF_EVENT_IOC_RESET, 0) <text:s text:c="6"/>= 0</text:p>
      <text:p text:style-name="P28">ioctl(3, PERF_EVENT_IOC_ENABLE, 0) <text:s text:c="5"/>= 0</text:p>
      <text:p text:style-name="P28">ioctl(4, PERF_EVENT_IOC_ENABLE, 0) <text:s text:c="5"/>= 0</text:p>
      <text:p text:style-name="P28">ioctl(5, PERF_EVENT_IOC_ENABLE, 0) <text:s text:c="5"/>= 0</text:p>
      <text:p text:style-name="P28">ioctl(6, PERF_EVENT_IOC_ENABLE, 0) <text:s text:c="5"/>= 0</text:p>
      <text:p text:style-name="P28">ioctl(7, PERF_EVENT_IOC_ENABLE, 0) <text:s text:c="5"/>= 0</text:p>
      <text:p text:style-name="P28">ioctl(8, PERF_EVENT_IOC_ENABLE, 0) <text:s text:c="5"/>= 0</text:p>
      <text:p text:style-name="P28">ioctl(3, PERF_EVENT_IOC_DISABLE, 0) <text:s text:c="4"/>= 0</text:p>
      <text:p text:style-name="P28">ioctl(4, PERF_EVENT_IOC_DISABLE, 0) <text:s text:c="4"/>= 0</text:p>
      <text:p text:style-name="P28">ioctl(5, PERF_EVENT_IOC_DISABLE, 0) <text:s text:c="4"/>= 0</text:p>
      <text:p text:style-name="P28">ioctl(6, PERF_EVENT_IOC_DISABLE, 0) <text:s text:c="4"/>= 0</text:p>
      <text:p text:style-name="P28">ioctl(7, PERF_EVENT_IOC_DISABLE, 0) <text:s text:c="4"/>= 0</text:p>
      <text:p text:style-name="P28">ioctl(8, PERF_EVENT_IOC_DISABLE, 0) <text:s text:c="4"/>= 0</text:p>
      <text:p text:style-name="P28">read(3, "\272V\213F\n\0\0\0", 8) <text:s text:c="7"/>= 8</text:p>
      <text:p text:style-name="P28">read(4, "\226\207\371\17\0\0\0\0", 8) <text:s text:c="2"/>= 8</text:p>
      <text:p text:style-name="P28">read(5, "\0\0\0\0\0\0\0\0", 8) <text:s text:c="9"/>= 8</text:p>
      <text:p text:style-name="P28">read(6, "\206e\227\0\0\0\0\0", 8) <text:s text:c="6"/>= 8</text:p>
      <text:p text:style-name="P28">read(7, "\0\0\0\0\0\0\0\0", 8) <text:s text:c="9"/>= 8</text:p>
      <text:p text:style-name="P28">read(8, "c\235\0\0\0\0\0\0", 8) <text:s text:c="8"/>= 8</text:p>
      <text:p text:style-name="P28">write(1, "L1 Data Cache Read Accesses: 441"..., 41L1 Data Cache Read Accesses: 44133209786</text:p>
      <text:p text:style-name="P28">) = 41</text:p>
      <text:p text:style-name="P28">write(1, "L1 Data Cache Read Misses: 99219"..., 35L1 Data Cache Read Misses: 9921926</text:p>
      <text:p text:style-name="P28">) = 35</text:p>
      <text:p text:style-name="P28">write(1, "DTLB Read Misses: 40291\n\n", 25DTLB Read Misses: 40291</text:p>
      <text:p text:style-name="P28"/>
      <text:p text:style-name="P28">) = 25</text:p>
      <text:p text:style-name="P28">getrusage(RUSAGE_SELF, {ru_utime={59, 440000}, ru_stime={0, 288000}, ...}) = 0</text:p>
      <text:p text:style-name="P28">write(1, "User CPU Seconds: 59\n", 21User CPU Seconds: 59</text:p>
      <text:p text:style-name="P28"><text:soft-page-break/>) <text:s/>= 21</text:p>
      <text:p text:style-name="P28">write(1, "User CPU uSeconds: 440000\n", 26User CPU uSeconds: 440000</text:p>
      <text:p text:style-name="P28">) = 26</text:p>
      <text:p text:style-name="P28">write(1, "System CPU Seconds: 0\n", 22System CPU Seconds: 0</text:p>
      <text:p text:style-name="P28">) = 22</text:p>
      <text:p text:style-name="P28">write(1, "System CPU uSeconds: 288000\n", 28System CPU uSeconds: 288000</text:p>
      <text:p text:style-name="P28">) = 28</text:p>
      <text:p text:style-name="P28">write(1, "Page Reclaims (Soft Page Faults)"..., 39Page Reclaims (Soft Page Faults): 1123</text:p>
      <text:p text:style-name="P28">) = 39</text:p>
      <text:p text:style-name="P28">write(1, "Hard Page Faults: 0\n", 20Hard Page Faults: 0</text:p>
      <text:p text:style-name="P28">) <text:s text:c="2"/>= 20</text:p>
      <text:p text:style-name="P28">write(1, "Swaps: 0\n", 9Swaps: 0</text:p>
      <text:p text:style-name="P28">) <text:s text:c="14"/>= 9</text:p>
      <text:p text:style-name="P28">arch_prctl(ARCH_GET_FS, [0x7fa2d16a4700]) = 0</text:p>
      <text:p text:style-name="P28">arch_prctl(ARCH_GET_GS, [0]) <text:s text:c="11"/>= 0</text:p>
      <text:p text:style-name="P28">munmap(0x7fa2910d6000, 1073741824) <text:s text:c="5"/>= 0</text:p>
      <text:p text:style-name="P28">write(1, "--------------------------------"..., 46---------------------------------------------</text:p>
      <text:p text:style-name="P28">) = 46</text:p>
      <text:p text:style-name="P28">exit_group(0) <text:s text:c="26"/>= ?</text:p>
      <text:p text:style-name="P28">+++ exited with 0 +++<text:change-end text:change-id="ct182836320"/><text:change-start text:change-id="ct182841712"/></text:p>
      <text:p text:style-name="P29"><text:s text:c="2"/>err = arch_prctl(ARCH_GET_FS, (unsigned long) &amp;fs);</text:p>
      <text:p text:style-name="P29"><text:s text:c="2"/>if (err){</text:p>
      <text:p text:style-name="P29"><text:s text:c="4"/>printf("ERROR ON GET_FS\n");</text:p>
      <text:p text:style-name="P29"><text:s text:c="2"/>}</text:p>
      <text:p text:style-name="P29"><text:s text:c="2"/>err = arch_prctl(ARCH_GET_GS, (unsigned long) &amp;gs);</text:p>
      <text:p text:style-name="P29"><text:s text:c="2"/>if (err){</text:p>
      <text:p text:style-name="P29"><text:s text:c="4"/>printf("ERROR ON GET_GS\n");</text:p>
      <text:p text:style-name="P29"><text:s text:c="2"/>}</text:p>
      <text:p text:style-name="P29"><text:s text:c="2"/>printf("arch_prctl GET_FS: %lx\n", fs);</text:p>
      <text:p text:style-name="P29"><text:soft-page-break/><text:s text:c="2"/>printf("arch_prctl GET_GS: %lx\n", gs);</text:p>
      <text:p text:style-name="P27"><text:change-end text:change-id="ct182841712"/><text:change-start text:change-id="ct182841936"/>linux apparently gives you, in FS and GS, 'thread local storage' and 'processor data area'<text:change-end text:change-id="ct182841936"/><text:change-start text:change-id="ct182842448"/></text:p>
      <text:p text:style-name="Text_20_body"><text:change-end text:change-id="ct182842448"/><text:change-start text:change-id="ct182841136"/><text:span text:style-name="T1">TLS is used in some places where ordinary, single-threaded programs would use </text:span><text:a xlink:type="simple" xlink:href="https://en.wikipedia.org/wiki/Global_variables" text:style-name="Internet_20_link" text:visited-style-name="Visited_20_Internet_20_Link"><text:span text:style-name="T1">global variables</text:span></text:a><text:span text:style-name="T1"> but where this would be inappropriate in multithreaded cases. An example of such situations is where functions use a global variable to set an error condition (for example the global variable </text:span><text:a xlink:type="simple" xlink:href="https://en.wikipedia.org/wiki/Errno" text:style-name="Internet_20_link" text:visited-style-name="Visited_20_Internet_20_Link"><text:span text:style-name="Source_20_Text"><text:span text:style-name="T1">errno</text:span></text:span></text:a><text:span text:style-name="T1"> used by many functions of the C library). If </text:span><text:a xlink:type="simple" xlink:href="https://en.wikipedia.org/wiki/Errno" text:style-name="Internet_20_link" text:visited-style-name="Visited_20_Internet_20_Link"><text:span text:style-name="Source_20_Text"><text:span text:style-name="T1">errno</text:span></text:span></text:a><text:span text:style-name="T1"> were a global variable, a call of a system function on one thread may overwrite the value previously set by a call of a system function on a different thread, possibly before following code on that different thread could check for the error condition. </text:span></text:p>
      <text:p text:style-name="P29">Processor data area is apparently unused by my processor<text:change-end text:change-id="ct182841136"/></text:p>
      <text:p text:style-name="Text_20_body">You should do your measurements on an otherwise quiet system. However, for extra credit, you can study the effect of background activity. Explain clearly how you generated the background activity, what you expected, and what you found. </text:p>
      <text:p text:style-name="Text_20_body">For the final section of the lab, we will add code that <text:span text:style-name="Source_20_Text">forks</text:span> or <text:span text:style-name="Source_20_Text">clones</text:span> a process that will compete for memory with our process under test. When your main program ends, be sure this competing process also dies. This can be accomplished in many different ways, several of which require less than or equal to three lines of code. <text:change-start text:change-id="ct182848544"/><text:span text:style-name="T14">For this part, please use the VM you build in Lab 0</text:span><text:change-end text:change-id="ct182848544"/>,<text:change-start text:change-id="ct182852896"/><text:span text:style-name="T1"> configured with at least two virtual CPUs</text:span><text:change-end text:change-id="ct182852896"/> (and check that you have at least two physical CPUs in your host). </text:p>
      <text:p text:style-name="Text_20_body">Write some code that forks or clones and then calls <text:span text:style-name="Source_20_Text">compete_for_memory</text:span>. You should fork/clone before locking your program under test to a single core. Note that <text:span text:style-name="Source_20_Text">compete_for_memory</text:span> calls <text:span text:style-name="Source_20_Text">get_mem_size()</text:span> which is a function you must provide that returns the size of physical memory in bytes. Because the purpose of this function is to compete for memory with the foreground process, it is ok if this number is not completely equal to the exact amount of RAM in your system, but it should be close. It is NOT acceptable to hard code this number, you must write code to measure this number at runtime. </text:p>
      <text:p text:style-name="Preformatted_20_Text">int compete_for_memory(void* unused) {</text:p>
      <text:p text:style-name="Preformatted_20_Text"><text:s text:c="3"/>long mem_size = get_mem_size();</text:p>
      <text:p text:style-name="Preformatted_20_Text"><text:s text:c="3"/>int page_sz = sysconf(_SC_PAGE_SIZE);</text:p>
      <text:p text:style-name="Preformatted_20_Text"><text:s text:c="3"/>printf("Total memsize is %3.2f GBs\n", (double)mem_size/(1024*1024*1024));</text:p>
      <text:p text:style-name="Preformatted_20_Text"><text:s text:c="3"/>fflush(stdout);</text:p>
      <text:p text:style-name="Preformatted_20_Text"><text:s text:c="3"/>char* p = mmap(NULL, mem_size, PROT_READ | PROT_WRITE,</text:p>
      <text:p text:style-name="Preformatted_20_Text"><text:s text:c="18"/>MAP_NORESERVE|MAP_PRIVATE|MAP_ANONYMOUS, -1, (off_t) 0);</text:p>
      <text:p text:style-name="Preformatted_20_Text"><text:s text:c="3"/>if (p == MAP_FAILED)</text:p>
      <text:p text:style-name="Preformatted_20_Text"><text:s text:c="6"/>perror("Failed anon MMAP competition");</text:p>
      <text:p text:style-name="Preformatted_20_Text"/>
      <text:p text:style-name="Preformatted_20_Text"><text:s text:c="3"/>int i = 0;</text:p>
      <text:p text:style-name="Preformatted_20_Text"><text:s text:c="3"/>while(1) {</text:p>
      <text:p text:style-name="Preformatted_20_Text"><text:s text:c="6"/>volatile char *a;</text:p>
      <text:p text:style-name="Preformatted_20_Text"><text:s text:c="6"/>long r = simplerand() % (mem_size/page_sz);</text:p>
      <text:p text:style-name="Preformatted_20_Text"><text:s text:c="6"/>char c;</text:p>
      <text:p text:style-name="Preformatted_20_Text"><text:s text:c="6"/>if( i &gt;= mem_size/page_sz ) {</text:p>
      <text:p text:style-name="Preformatted_20_Text"><text:s text:c="9"/>i = 0;</text:p>
      <text:p text:style-name="Preformatted_20_Text"><text:s text:c="6"/>}</text:p>
      <text:p text:style-name="Preformatted_20_Text"><text:s text:c="6"/>// One read and write per page</text:p>
      <text:p text:style-name="Preformatted_20_Text"><text:soft-page-break/><text:s text:c="6"/>//a = p + i * page_sz; // sequential access</text:p>
      <text:p text:style-name="Preformatted_20_Text"><text:s text:c="6"/>a = p + r * page_sz;</text:p>
      <text:p text:style-name="Preformatted_20_Text"><text:s text:c="6"/>c += *a;</text:p>
      <text:p text:style-name="Preformatted_20_Text"><text:s text:c="6"/>if((i%8) == 0) {</text:p>
      <text:p text:style-name="Preformatted_20_Text"><text:s text:c="9"/>*a = 1;</text:p>
      <text:p text:style-name="Preformatted_20_Text"><text:s text:c="6"/>}</text:p>
      <text:p text:style-name="Preformatted_20_Text"><text:s text:c="6"/>i++;</text:p>
      <text:p text:style-name="Preformatted_20_Text"><text:s text:c="3"/>}</text:p>
      <text:p text:style-name="Preformatted_20_Text"><text:s text:c="3"/>return 0;</text:p>
      <text:p text:style-name="P30">}</text:p>
      <text:p text:style-name="Text_20_body">For your report: Why do we call <text:span text:style-name="Source_20_Text">fflush</text:span> after the <text:span text:style-name="Source_20_Text">printf</text:span>? Would this fflush be necessary if we fprintf'ed to stderr? <text:change-start text:change-id="ct182295248"/></text:p>
      <text:p text:style-name="P47"><text:change-end text:change-id="ct182295248"/><text:change-start text:change-id="ct190414624"/>Fflush lets you know when something happened on which process because it <text:change-end text:change-id="ct190414624"/><text:change-start text:change-id="ct193422112"/>gives you a global ordering. <text:s/>Without flushes, your process stores prints into a buffer to be more efficient. <text:s/>Fprintfing to stderr wouldn’t have this problem<text:change-end text:change-id="ct193422112"/><text:change-start text:change-id="ct193391616"/> because stderr is unbuffered.<text:change-end text:change-id="ct193391616"/><text:change-start text:change-id="ct191352512"/></text:p>
      <text:p text:style-name="P47"><text:change-end text:change-id="ct191352512"/></text:p>
      <text:p text:style-name="Text_20_body">Now we will mess with the kernel's head (or more precisely its LRU page replacement algorithm). These instructions are approximate since your version of the kernel might be different, but look in mm/vmscan.c in a function likely called shrink_page_list. In it, you will see a switch statement with a PAGEREF_ACTIVATE case, which is the case where the kernel sees the page has been recently accessed. In this case the kernel gotos activate_locked, but you will change the to fall through, which should be the PAGEREF_RECLAIM case. Then evaluate what this change does to your test program when it has competition for memory. You can do this by having two identical VMs with different kernels or one kernel that you dynamically configure with its default behavior and your modified behavior, perhaps controlled via the <text:span text:style-name="Source_20_Text">/proc</text:span> file system. <text:change-start text:change-id="ct182788768"/></text:p>
      <text:p text:style-name="P1"><text:change-end text:change-id="ct182788768"/><text:change text:change-id="ct191964112"/>Notes</text:p>
      <text:p text:style-name="Text_20_body">Configure your VM with at least two virtual CPUs, but first confirm that your host system has at least two CPUs. </text:p>
      <text:p text:style-name="Text_20_body">To allocate space in a file, look at the abysmally named <text:span text:style-name="Source_20_Text">ftruncate</text:span> and <text:span text:style-name="Source_20_Text">fallocate</text:span>. No matter what you use, call <text:span text:style-name="Source_20_Text">msync</text:span> after your memset and report your findings. </text:p>
      <text:p text:style-name="Text_20_body">The perf subsystem uses the performance management unit (PMU) which is a set of hardware counters supported directly by your processor. If you look at <text:span text:style-name="Source_20_Text">dmesg</text:span> output, it should show the PMU being initialized. </text:p>
      <text:p text:style-name="Text_20_body">Check for <text:span text:style-name="Source_20_Text">perf</text:span> availability in your host system before checking the guest. Most of the lab can be done on the host. </text:p>
      <text:p text:style-name="Text_20_body"><text:soft-page-break/>If you run <text:span text:style-name="Source_20_Text">perf list</text:span> on the command line, it will tell you what counters are supported by your combination of hardware, OS and perf tools. You need at least level 1 data cache accesses and misses and data TLB misses. Some of the prefetch varieties may be unsupported. </text:p>
      <text:p text:style-name="Text_20_body">Historically, VirtualBox has done a poor job of virtualizing the performance counters. </text:p>
      <text:p text:style-name="Text_20_body">Only so many counters can be active at once (the exactly limit depends on the hardware/OS/perf tools). If you try to add too many you might get errors. </text:p>
      <text:p text:style-name="Text_20_body">I'm not sure it is necessary, but if you get a lot of variation in your results for the experiments that follow, you might want to disable CPU frequency scaling on your system. I would do this in the BIOS, but you can also try user-level tools like this one that allow you to set the frequency directly (or perhaps the "-g performance" option would work, I'm not sure). Here is a tool. <text:a xlink:type="simple" xlink:href="http://manpages.ubuntu.com/manpages/hardy/man1/cpufreq-selector.1.html" text:style-name="Internet_20_link" text:visited-style-name="Visited_20_Internet_20_Link">http://manpages.ubuntu.com/manpages/hardy/man1/cpufreq-selector.1.html</text:a> </text:p>
      <text:p text:style-name="Text_20_body">Your code will have to run with many different configurations. Consider using <text:span text:style-name="Source_20_Text">getopt</text:span>, or maybe you would prefer a configuration file, but I find command line options superior for this sort of task as they are more explicit and more easily scripted. </text:p>
      <text:p text:style-name="Text_20_body">Please report how much time you spent on the lab.</text:p>
      <text:h text:style-name="Heading_20_4" text:outline-level="4">Your code is subject to visual inspection and should be clean and readable. Points will be deducted if your code is too hard to follow. Your code should follow best practices, for example avoiding arbitrary constants and checking error codes. Seriously, check the return value of every system call you ever make.</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4T21:25:58.918433848</meta:creation-date>
    <dc:date>2017-02-19T22:47:23.728954240</dc:date>
    <meta:editing-duration>PT3H25M6S</meta:editing-duration>
    <meta:editing-cycles>19</meta:editing-cycles>
    <meta:generator>LibreOffice/5.1.4.2$Linux_X86_64 LibreOffice_project/10m0$Build-2</meta:generator>
    <meta:document-statistic meta:table-count="2" meta:image-count="0" meta:object-count="2" meta:page-count="21" meta:paragraph-count="442" meta:word-count="5090" meta:character-count="34169" meta:non-whitespace-character-count="279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4" loext:min-decimal-places="4" number:min-integer-digits="1"/>
    </number:number-style>
    <number:number-style style:name="N122">
      <number:number number:decimal-places="7" loext:min-decimal-places="7"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12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22">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122">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122">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122">
      <style:chart-properties chart:link-data-style-to-source="tru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816cm" svg:height="10.119cm" xlink:href="." xlink:type="simple" chart:class="chart:bar" chart:style-name="ch1">
        <chart:legend svg:x="8.622cm" svg:y="0.409cm" style:legend-expansion="custom" chartooo:width="6.837cm" chartooo:height="2.721cm" style:legend-expansion-aspect-ratio="2.51267916207277" chart:style-name="ch2"/>
        <chart:plot-area chart:style-name="ch3" chart:data-source-has-labels="both" svg:x="1.849cm" svg:y="0.223cm" svg:width="13.646cm" svg:height="9.446cm">
          <chartooo:coordinate-region svg:x="3.132cm" svg:y="0.422cm" svg:width="12.363cm" svg:height="8.6cm"/>
          <chart:axis chart:dimension="x" chart:name="primary-x" chart:style-name="ch4" chartooo:axis-type="text">
            <chart:title svg:x="7.743cm" svg:y="9.676cm" chart:style-name="ch5">
              <text:p>Test Number</text:p>
            </chart:title>
            <chart:categories table:cell-range-address="local-table.$A$2:.$A$7"/>
          </chart:axis>
          <chart:axis chart:dimension="y" chart:name="primary-y" chart:style-name="ch6">
            <chart:title svg:x="0.973cm" svg:y="7.093cm" chart:style-name="ch7">
              <text:p>Miss Rate (Misses/Accesses)</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series chart:style-name="ch11" chart:values-cell-range-address="local-table.$D$2:.$D$7" chart:label-cell-address="local-table.$D$1" chart:class="chart:bar">
            <chart:data-point chart:repeated="6"/>
          </chart:series>
          <chart:series chart:style-name="ch12" chart:values-cell-range-address="local-table.$E$2:.$E$7" chart:label-cell-address="local-table.$E$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1 Cache Read Miss Rate – Sequential</text:p>
              </table:table-cell>
              <table:table-cell office:value-type="string">
                <text:p>L1 Cache Read Miss Rate – Random</text:p>
              </table:table-cell>
              <table:table-cell office:value-type="string">
                <text:p>DTLB Miss Rate – Sequential</text:p>
              </table:table-cell>
              <table:table-cell office:value-type="string">
                <text:p>DTLB Miss Rate – Random</text:p>
              </table:table-cell>
            </table:table-row>
          </table:table-header-rows>
          <table:table-rows>
            <table:table-row>
              <table:table-cell office:value-type="string">
                <text:p>1</text:p>
              </table:table-cell>
              <table:table-cell office:value-type="float" office:value="0.000225684144368614">
                <text:p>0.000225684144368614</text:p>
              </table:table-cell>
              <table:table-cell office:value-type="float" office:value="0.000277873470309476">
                <text:p>0.000277873470309476</text:p>
              </table:table-cell>
              <table:table-cell office:value-type="float" office:value="0.000000786439973750191">
                <text:p>0.000000786439973750191</text:p>
              </table:table-cell>
              <table:table-cell office:value-type="float" office:value="0.0000115689615647632">
                <text:p>0.0000115689615647632</text:p>
              </table:table-cell>
            </table:table-row>
            <table:table-row>
              <table:table-cell office:value-type="string">
                <text:p>2</text:p>
              </table:table-cell>
              <table:table-cell office:value-type="float" office:value="0.00053179973861985">
                <text:p>0.00053179973861985</text:p>
              </table:table-cell>
              <table:table-cell office:value-type="float" office:value="0.000612141839639466">
                <text:p>0.000612141839639466</text:p>
              </table:table-cell>
              <table:table-cell office:value-type="float" office:value="0.0000990264986983653">
                <text:p>0.0000990264986983653</text:p>
              </table:table-cell>
              <table:table-cell office:value-type="float" office:value="0.000112580927834892">
                <text:p>0.000112580927834892</text:p>
              </table:table-cell>
            </table:table-row>
            <table:table-row>
              <table:table-cell office:value-type="string">
                <text:p>3</text:p>
              </table:table-cell>
              <table:table-cell office:value-type="float" office:value="0.000411505548062681">
                <text:p>0.000411505548062681</text:p>
              </table:table-cell>
              <table:table-cell office:value-type="float" office:value="0.000513316293385086">
                <text:p>0.000513316293385086</text:p>
              </table:table-cell>
              <table:table-cell office:value-type="float" office:value="0.000142477121623358">
                <text:p>0.000142477121623358</text:p>
              </table:table-cell>
              <table:table-cell office:value-type="float" office:value="0.000152017606070762">
                <text:p>0.000152017606070762</text:p>
              </table:table-cell>
            </table:table-row>
            <table:table-row>
              <table:table-cell office:value-type="string">
                <text:p>4</text:p>
              </table:table-cell>
              <table:table-cell office:value-type="float" office:value="0.000373220483589507">
                <text:p>0.000373220483589507</text:p>
              </table:table-cell>
              <table:table-cell office:value-type="float" office:value="0.000466841577554652">
                <text:p>0.000466841577554652</text:p>
              </table:table-cell>
              <table:table-cell office:value-type="float" office:value="0.0000961811265220632">
                <text:p>0.0000961811265220632</text:p>
              </table:table-cell>
              <table:table-cell office:value-type="float" office:value="0.000107871534129622">
                <text:p>0.000107871534129622</text:p>
              </table:table-cell>
            </table:table-row>
            <table:table-row>
              <table:table-cell office:value-type="string">
                <text:p>5</text:p>
              </table:table-cell>
              <table:table-cell office:value-type="float" office:value="0.00037098293695838">
                <text:p>0.00037098293695838</text:p>
              </table:table-cell>
              <table:table-cell office:value-type="float" office:value="0.00046325235485036">
                <text:p>0.00046325235485036</text:p>
              </table:table-cell>
              <table:table-cell office:value-type="float" office:value="0.0000960926334201197">
                <text:p>0.0000960926334201197</text:p>
              </table:table-cell>
              <table:table-cell office:value-type="float" office:value="0.000107610379039895">
                <text:p>0.000107610379039895</text:p>
              </table:table-cell>
            </table:table-row>
            <table:table-row>
              <table:table-cell office:value-type="string">
                <text:p>6</text:p>
              </table:table-cell>
              <table:table-cell office:value-type="float" office:value="0.000375140311560416">
                <text:p>0.000375140311560416</text:p>
              </table:table-cell>
              <table:table-cell office:value-type="float" office:value="0.000463659971954818">
                <text:p>0.000463659971954818</text:p>
              </table:table-cell>
              <table:table-cell office:value-type="float" office:value="0.0000963355249666945">
                <text:p>0.0000963355249666945</text:p>
              </table:table-cell>
              <table:table-cell office:value-type="float" office:value="0.000107511716632436">
                <text:p>0.00010751171663243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number-style style:name="N123">
      <number:number number:decimal-places="6" loext:min-decimal-places="6"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23">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123">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8cm" svg:height="9cm" xlink:href="." xlink:type="simple" chart:class="chart:bar" chart:style-name="ch1">
        <chart:legend svg:x="8.143cm" svg:y="0.376cm" style:legend-expansion="custom" chartooo:width="6.617cm" chartooo:height="1.492cm" style:legend-expansion-aspect-ratio="4.43498659517426" chart:style-name="ch2"/>
        <chart:plot-area chart:style-name="ch3" chart:data-source-has-labels="both" svg:x="1.504cm" svg:y="0.174cm" svg:width="13.71cm" svg:height="8.149cm">
          <chartooo:coordinate-region svg:x="2.125cm" svg:y="0.373cm" svg:width="13.089cm" svg:height="7.303cm"/>
          <chart:axis chart:dimension="x" chart:name="primary-x" chart:style-name="ch4" chartooo:axis-type="text">
            <chart:title svg:x="7.402cm" svg:y="8.44cm" chart:style-name="ch5">
              <text:p>Test Number</text:p>
            </chart:title>
            <chart:categories table:cell-range-address="local-table.$A$2:.$A$7"/>
          </chart:axis>
          <chart:axis chart:dimension="y" chart:name="primary-y" chart:style-name="ch6">
            <chart:title svg:x="0.624cm" svg:y="5.615cm" chart:style-name="ch7">
              <text:p>Execution Time (s)</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xecution Time (s) – Sequential</text:p>
              </table:table-cell>
              <table:table-cell office:value-type="string">
                <text:p>Execution Time (s) – Random</text:p>
              </table:table-cell>
            </table:table-row>
          </table:table-header-rows>
          <table:table-rows>
            <table:table-row>
              <table:table-cell office:value-type="string">
                <text:p>1</text:p>
              </table:table-cell>
              <table:table-cell office:value-type="float" office:value="59.256">
                <text:p>59.256</text:p>
              </table:table-cell>
              <table:table-cell office:value-type="float" office:value="59.1508571428571">
                <text:p>59.1508571428571</text:p>
              </table:table-cell>
            </table:table-row>
            <table:table-row>
              <table:table-cell office:value-type="string">
                <text:p>2</text:p>
              </table:table-cell>
              <table:table-cell office:value-type="float" office:value="59.1508571428571">
                <text:p>59.1508571428571</text:p>
              </table:table-cell>
              <table:table-cell office:value-type="float" office:value="59.1508571428571">
                <text:p>59.1508571428571</text:p>
              </table:table-cell>
            </table:table-row>
            <table:table-row>
              <table:table-cell office:value-type="string">
                <text:p>3</text:p>
              </table:table-cell>
              <table:table-cell office:value-type="float" office:value="60.9">
                <text:p>60.9</text:p>
              </table:table-cell>
              <table:table-cell office:value-type="float" office:value="60.6434285714286">
                <text:p>60.6434285714286</text:p>
              </table:table-cell>
            </table:table-row>
            <table:table-row>
              <table:table-cell office:value-type="string">
                <text:p>4</text:p>
              </table:table-cell>
              <table:table-cell office:value-type="float" office:value="59.0977142857143">
                <text:p>59.0977142857143</text:p>
              </table:table-cell>
              <table:table-cell office:value-type="float" office:value="59.3862857142857">
                <text:p>59.3862857142857</text:p>
              </table:table-cell>
            </table:table-row>
            <table:table-row>
              <table:table-cell office:value-type="string">
                <text:p>5</text:p>
              </table:table-cell>
              <table:table-cell office:value-type="float" office:value="59.3434285714286">
                <text:p>59.3434285714286</text:p>
              </table:table-cell>
              <table:table-cell office:value-type="float" office:value="59.5451428571429">
                <text:p>59.5451428571429</text:p>
              </table:table-cell>
            </table:table-row>
            <table:table-row>
              <table:table-cell office:value-type="string">
                <text:p>6</text:p>
              </table:table-cell>
              <table:table-cell office:value-type="float" office:value="59.4005714285714">
                <text:p>59.4005714285714</text:p>
              </table:table-cell>
              <table:table-cell office:value-type="float" office:value="59.4651428571429">
                <text:p>59.465142857142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